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koffice="http://www.koffice.org/2005/" xmlns:dc="http://purl.org/dc/elements/1.1/" xmlns:xlink="http://www.w3.org/1999/xlink">
  <office:automatic-styles>
    <style:style style:name="ta1" style:family="table" style:master-page-name="Standard1">
      <style:table-properties table:display="true"/>
    </style:style>
    <style:style style:name="co1" style:family="table-column">
      <style:table-column-properties fo:break-before="auto" style:column-width="354pt"/>
    </style:style>
    <style:style style:name="co2" style:family="table-column">
      <style:table-column-properties fo:break-before="auto" style:column-width="65pt"/>
    </style:style>
    <style:style style:name="ro1" style:family="table-row">
      <style:table-row-properties fo:break-before="auto" style:row-height="13pt"/>
    </style:style>
    <style:style style:name="ro2" style:family="table-row">
      <style:table-row-properties fo:break-before="auto" style:row-height="15pt"/>
    </style:style>
    <style:style style:name="ce1" style:family="table-cell">
      <style:table-cell-properties fo:background-color="#ffffff" style:cell-protect="none" style:vertical-align="middle"/>
      <style:text-properties fo:color="#000000" fo:font-family="Sans Serif" fo:font-size="10pt"/>
    </style:style>
    <style:style style:name="ce2" style:family="table-cell">
      <style:table-cell-properties fo:background-color="#ffffff" style:cell-protect="none" style:vertical-align="middle"/>
      <style:text-properties fo:color="#000000" fo:font-family="Sans Serif" fo:font-size="11pt"/>
    </style:style>
  </office:automatic-styles>
  <office:body>
    <office:spreadsheet>
      <table:table table:name="Sheet1" table:style-name="ta1">
        <table:table-column table:style-name="co1"/>
        <table:table-column table:style-name="co2" table:number-columns-repeated="26"/>
        <table:table-row table:style-name="ro1">
          <table:table-cell office:value-type="string" office:string-value="myJSQLViewPopupMenu.action.Cut = " table:style-name="ce1">
            <text:p>myJSQLViewPopupMenu.action.Cut = </text:p>
          </table:table-cell>
          <table:table-cell/>
        </table:table-row>
        <table:table-row table:style-name="ro1">
          <table:table-cell office:value-type="string" office:string-value="myJSQLViewPopupMenu.action.Copy = " table:style-name="ce1">
            <text:p>myJSQLViewPopupMenu.action.Copy = </text:p>
          </table:table-cell>
          <table:table-cell/>
        </table:table-row>
        <table:table-row table:style-name="ro1">
          <table:table-cell office:value-type="string" office:string-value="myJSQLViewPopupMenu.action.Paste = " table:style-name="ce1">
            <text:p>myJSQLViewPopupMenu.action.Paste = </text:p>
          </table:table-cell>
          <table:table-cell/>
        </table:table-row>
        <table:table-row table:style-name="ro1">
          <table:table-cell/>
        </table:table-row>
        <table:table-row table:style-name="ro1">
          <table:table-cell office:value-type="string" office:string-value="LoginFrame.message.Title = " table:style-name="ce1">
            <text:p>LoginFrame.message.Title = </text:p>
          </table:table-cell>
          <table:table-cell/>
        </table:table-row>
        <table:table-row table:style-name="ro1">
          <table:table-cell office:value-type="string" office:string-value="LoginFrame.menu.Sites = " table:style-name="ce1">
            <text:p>LoginFrame.menu.Sites = </text:p>
          </table:table-cell>
          <table:table-cell/>
        </table:table-row>
        <table:table-row table:style-name="ro1">
          <table:table-cell office:value-type="string" office:string-value="LoginFrame.tooltip.SiteSelection = " table:style-name="ce1">
            <text:p>LoginFrame.tooltip.SiteSelection = </text:p>
          </table:table-cell>
          <table:table-cell/>
        </table:table-row>
        <table:table-row table:style-name="ro1">
          <table:table-cell office:value-type="string" office:string-value="LoginFrame.tooltip.LoginManager = " table:style-name="ce1">
            <text:p>LoginFrame.tooltip.LoginManager = </text:p>
          </table:table-cell>
          <table:table-cell/>
        </table:table-row>
        <table:table-row table:style-name="ro1">
          <table:table-cell office:value-type="string" office:string-value="LoginFrame.tooltip.AdvancedOptions = " table:style-name="ce1">
            <text:p>LoginFrame.tooltip.AdvancedOptions = </text:p>
          </table:table-cell>
          <table:table-cell/>
        </table:table-row>
        <table:table-row table:style-name="ro1">
          <table:table-cell office:value-type="string" office:string-value="LoginFrame.checkbox.SSH = " table:style-name="ce1">
            <text:p>LoginFrame.checkbox.SSH = </text:p>
          </table:table-cell>
          <table:table-cell/>
        </table:table-row>
        <table:table-row table:style-name="ro1">
          <table:table-cell office:value-type="string" office:string-value="LoginFrame.button.login = " table:style-name="ce1">
            <text:p>LoginFrame.button.login = </text:p>
          </table:table-cell>
          <table:table-cell/>
        </table:table-row>
        <table:table-row table:style-name="ro1">
          <table:table-cell office:value-type="string" office:string-value="LoginFrame.button.cancel = " table:style-name="ce1">
            <text:p>LoginFrame.button.cancel = </text:p>
          </table:table-cell>
          <table:table-cell/>
        </table:table-row>
        <table:table-row table:style-name="ro1">
          <table:table-cell office:value-type="string" office:string-value="LoginFrame.button.saveandexit = " table:style-name="ce1">
            <text:p>LoginFrame.button.saveandexit = </text:p>
          </table:table-cell>
          <table:table-cell/>
        </table:table-row>
        <table:table-row table:style-name="ro1">
          <table:table-cell/>
        </table:table-row>
        <table:table-row table:style-name="ro1">
          <table:table-cell office:value-type="string" office:string-value="StandardParametersPanel.label.Host = " table:style-name="ce1">
            <text:p>StandardParametersPanel.label.Host = </text:p>
          </table:table-cell>
          <table:table-cell/>
        </table:table-row>
        <table:table-row table:style-name="ro1">
          <table:table-cell office:value-type="string" office:string-value="StandardParametersPanel.label.Database = " table:style-name="ce1">
            <text:p>StandardParametersPanel.label.Database = </text:p>
          </table:table-cell>
          <table:table-cell/>
        </table:table-row>
        <table:table-row table:style-name="ro1">
          <table:table-cell office:value-type="string" office:string-value="StandardParametersPanel.label.User = " table:style-name="ce1">
            <text:p>StandardParametersPanel.label.User = </text:p>
          </table:table-cell>
          <table:table-cell/>
        </table:table-row>
        <table:table-row table:style-name="ro1">
          <table:table-cell office:value-type="string" office:string-value="StandardParametersPanel.label.Password = " table:style-name="ce1">
            <text:p>StandardParametersPanel.label.Password = </text:p>
          </table:table-cell>
          <table:table-cell/>
        </table:table-row>
        <table:table-row table:style-name="ro1">
          <table:table-cell/>
        </table:table-row>
        <table:table-row table:style-name="ro1">
          <table:table-cell office:value-type="string" office:string-value="AdvancedParametersPanel.label.Driver = " table:style-name="ce1">
            <text:p>AdvancedParametersPanel.label.Driver = </text:p>
          </table:table-cell>
          <table:table-cell/>
        </table:table-row>
        <table:table-row table:style-name="ro1">
          <table:table-cell office:value-type="string" office:string-value="AdvancedParametersPanel.label.Protocol = " table:style-name="ce1">
            <text:p>AdvancedParametersPanel.label.Protocol = </text:p>
          </table:table-cell>
          <table:table-cell/>
        </table:table-row>
        <table:table-row table:style-name="ro1">
          <table:table-cell office:value-type="string" office:string-value="AdvancedParametersPanel.label.SubProtocol = " table:style-name="ce1">
            <text:p>AdvancedParametersPanel.label.SubProtocol = </text:p>
          </table:table-cell>
          <table:table-cell/>
        </table:table-row>
        <table:table-row table:style-name="ro1">
          <table:table-cell office:value-type="string" office:string-value="AdvancedParametersPanel.label.Port = " table:style-name="ce1">
            <text:p>AdvancedParametersPanel.label.Port = </text:p>
          </table:table-cell>
          <table:table-cell/>
        </table:table-row>
        <table:table-row table:style-name="ro1">
          <table:table-cell/>
        </table:table-row>
        <table:table-row table:style-name="ro1">
          <table:table-cell office:value-type="string" office:string-value="SplashPanel.label.Version = " table:style-name="ce1">
            <text:p>SplashPanel.label.Version = </text:p>
          </table:table-cell>
          <table:table-cell/>
        </table:table-row>
        <table:table-row table:style-name="ro1">
          <table:table-cell/>
        </table:table-row>
        <table:table-row table:style-name="ro1">
          <table:table-cell office:value-type="string" office:string-value="LoginManagerFrame.tooltip.NewSite = " table:style-name="ce1">
            <text:p>LoginManagerFrame.tooltip.NewSite = </text:p>
          </table:table-cell>
          <table:table-cell/>
        </table:table-row>
        <table:table-row table:style-name="ro1">
          <table:table-cell office:value-type="string" office:string-value="LoginManagerFrame.tooltip.UpdateSite = " table:style-name="ce1">
            <text:p>LoginManagerFrame.tooltip.UpdateSite = </text:p>
          </table:table-cell>
          <table:table-cell/>
        </table:table-row>
        <table:table-row table:style-name="ro1">
          <table:table-cell office:value-type="string" office:string-value="LoginManagerFrame.tooltip.RenameSite = " table:style-name="ce1">
            <text:p>LoginManagerFrame.tooltip.RenameSite = </text:p>
          </table:table-cell>
          <table:table-cell/>
        </table:table-row>
        <table:table-row table:style-name="ro1">
          <table:table-cell office:value-type="string" office:string-value="LoginManagerFrame.tooltip.Delete = " table:style-name="ce1">
            <text:p>LoginManagerFrame.tooltip.Delete = </text:p>
          </table:table-cell>
          <table:table-cell/>
        </table:table-row>
        <table:table-row table:style-name="ro1">
          <table:table-cell office:value-type="string" office:string-value="LoginManagerFrame.tooltip.AdvancedParameters = " table:style-name="ce1">
            <text:p>LoginManagerFrame.tooltip.AdvancedParameters = </text:p>
          </table:table-cell>
          <table:table-cell/>
        </table:table-row>
        <table:table-row table:style-name="ro1">
          <table:table-cell office:value-type="string" office:string-value="LoginManagerFrame.checkbox.SSH = " table:style-name="ce1">
            <text:p>LoginManagerFrame.checkbox.SSH = </text:p>
          </table:table-cell>
          <table:table-cell/>
        </table:table-row>
        <table:table-row table:style-name="ro1">
          <table:table-cell/>
        </table:table-row>
        <table:table-row table:style-name="ro1">
          <table:table-cell office:value-type="string" office:string-value="SitesTreePanel.message.EnterNewSiteName = " table:style-name="ce1">
            <text:p>SitesTreePanel.message.EnterNewSiteName = </text:p>
          </table:table-cell>
          <table:table-cell/>
        </table:table-row>
        <table:table-row table:style-name="ro1">
          <table:table-cell office:value-type="string" office:string-value="SitesTreePanel.dialogTitle.SiteDialog = " table:style-name="ce1">
            <text:p>SitesTreePanel.dialogTitle.SiteDialog = </text:p>
          </table:table-cell>
          <table:table-cell/>
        </table:table-row>
        <table:table-row table:style-name="ro1">
          <table:table-cell office:value-type="string" office:string-value="SitesTreePanel.button.OK = " table:style-name="ce1">
            <text:p>SitesTreePanel.button.OK = </text:p>
          </table:table-cell>
          <table:table-cell/>
        </table:table-row>
        <table:table-row table:style-name="ro1">
          <table:table-cell office:value-type="string" office:string-value="SitesTreePanel.button.Cancel = " table:style-name="ce1">
            <text:p>SitesTreePanel.button.Cancel = </text:p>
          </table:table-cell>
          <table:table-cell/>
        </table:table-row>
        <table:table-row table:style-name="ro1">
          <table:table-cell office:value-type="string" office:string-value="SitesTreePanel.dialogTitle.Alert = " table:style-name="ce1">
            <text:p>SitesTreePanel.dialogTitle.Alert = </text:p>
          </table:table-cell>
          <table:table-cell/>
        </table:table-row>
        <table:table-row table:style-name="ro1">
          <table:table-cell office:value-type="string" office:string-value="SitesTreePanel.dialogMessage.SiteAlreadyExist = " table:style-name="ce1">
            <text:p>SitesTreePanel.dialogMessage.SiteAlreadyExist = </text:p>
          </table:table-cell>
          <table:table-cell/>
        </table:table-row>
        <table:table-row table:style-name="ro1">
          <table:table-cell/>
        </table:table-row>
        <table:table-row table:style-name="ro1">
          <table:table-cell office:value-type="string" office:string-value="MyJSQLView_JMenuBar.menu.File = " table:style-name="ce1">
            <text:p>MyJSQLView_JMenuBar.menu.File = </text:p>
          </table:table-cell>
          <table:table-cell/>
        </table:table-row>
        <table:table-row table:style-name="ro1">
          <table:table-cell office:value-type="string" office:string-value="MyJSQLView_JMenuBar.menu.Open = " table:style-name="ce1">
            <text:p>MyJSQLView_JMenuBar.menu.Open = </text:p>
          </table:table-cell>
          <table:table-cell/>
        </table:table-row>
        <table:table-row table:style-name="ro1">
          <table:table-cell office:value-type="string" office:string-value="MyJSQLView_JMenuBar.menu.Save = " table:style-name="ce1">
            <text:p>MyJSQLView_JMenuBar.menu.Save = </text:p>
          </table:table-cell>
          <table:table-cell/>
        </table:table-row>
        <table:table-row table:style-name="ro1">
          <table:table-cell office:value-type="string" office:string-value="MyJSQLView_JMenuBar.menu.SaveAs = " table:style-name="ce1">
            <text:p>MyJSQLView_JMenuBar.menu.SaveAs = </text:p>
          </table:table-cell>
          <table:table-cell/>
        </table:table-row>
        <table:table-row table:style-name="ro1">
          <table:table-cell office:value-type="string" office:string-value="MyJSQLView_JMenuBar.menu.Print = " table:style-name="ce1">
            <text:p>MyJSQLView_JMenuBar.menu.Print = </text:p>
          </table:table-cell>
          <table:table-cell/>
        </table:table-row>
        <table:table-row table:style-name="ro1">
          <table:table-cell office:value-type="string" office:string-value="MyJSQLView_JMenuBar.menu.PageFormat = " table:style-name="ce1">
            <text:p>MyJSQLView_JMenuBar.menu.PageFormat = </text:p>
          </table:table-cell>
          <table:table-cell/>
        </table:table-row>
        <table:table-row table:style-name="ro1">
          <table:table-cell office:value-type="string" office:string-value="MyJSQLView_JMenuBar.menu.Exit = " table:style-name="ce1">
            <text:p>MyJSQLView_JMenuBar.menu.Exit = </text:p>
          </table:table-cell>
          <table:table-cell/>
        </table:table-row>
        <table:table-row table:style-name="ro1">
          <table:table-cell office:value-type="string" office:string-value="MyJSQLView_JMenuBar.menu.Edit = " table:style-name="ce1">
            <text:p>MyJSQLView_JMenuBar.menu.Edit = </text:p>
          </table:table-cell>
          <table:table-cell/>
        </table:table-row>
        <table:table-row table:style-name="ro1">
          <table:table-cell office:value-type="string" office:string-value="MyJSQLView_JMenuBar.menu.Cut = " table:style-name="ce1">
            <text:p>MyJSQLView_JMenuBar.menu.Cut = </text:p>
          </table:table-cell>
        </table:table-row>
        <table:table-row table:style-name="ro1">
          <table:table-cell office:value-type="string" office:string-value="MyJSQLView_JMenuBar.menu.Copy = " table:style-name="ce1">
            <text:p>MyJSQLView_JMenuBar.menu.Copy = </text:p>
          </table:table-cell>
        </table:table-row>
        <table:table-row table:style-name="ro1">
          <table:table-cell office:value-type="string" office:string-value="MyJSQLView_JMenuBar.menu.Paste = " table:style-name="ce1">
            <text:p>MyJSQLView_JMenuBar.menu.Paste = </text:p>
          </table:table-cell>
        </table:table-row>
        <table:table-row table:style-name="ro1">
          <table:table-cell office:value-type="string" office:string-value="MyJSQLView_JMenuBar.menu.Preferences = " table:style-name="ce1">
            <text:p>MyJSQLView_JMenuBar.menu.Preferences = </text:p>
          </table:table-cell>
        </table:table-row>
        <table:table-row table:style-name="ro1">
          <table:table-cell office:value-type="string" office:string-value="MyJSQLView_JMenuBar.menu.Data = " table:style-name="ce1">
            <text:p>MyJSQLView_JMenuBar.menu.Data = </text:p>
          </table:table-cell>
        </table:table-row>
        <table:table-row table:style-name="ro1">
          <table:table-cell office:value-type="string" office:string-value="MyJSQLView_JMenuBar.menu.Import = " table:style-name="ce1">
            <text:p>MyJSQLView_JMenuBar.menu.Import = </text:p>
          </table:table-cell>
        </table:table-row>
        <table:table-row table:style-name="ro1">
          <table:table-cell office:value-type="string" office:string-value="MyJSQLView_JMenuBar.menu.ImportSQLDump = " table:style-name="ce1">
            <text:p>MyJSQLView_JMenuBar.menu.ImportSQLDump = </text:p>
          </table:table-cell>
        </table:table-row>
        <table:table-row table:style-name="ro1">
          <table:table-cell office:value-type="string" office:string-value="MyJSQLView_JMenuBar.menu.ImportCSVFile = " table:style-name="ce1">
            <text:p>MyJSQLView_JMenuBar.menu.ImportCSVFile = </text:p>
          </table:table-cell>
        </table:table-row>
        <table:table-row table:style-name="ro1">
          <table:table-cell office:value-type="string" office:string-value="MyJSQLView_JMenuBar.menu.Export = " table:style-name="ce1">
            <text:p>MyJSQLView_JMenuBar.menu.Export = </text:p>
          </table:table-cell>
        </table:table-row>
        <table:table-row table:style-name="ro1">
          <table:table-cell office:value-type="string" office:string-value="MyJSQLView_JMenuBar.menu.ExportCSV = " table:style-name="ce1">
            <text:p>MyJSQLView_JMenuBar.menu.ExportCSV = </text:p>
          </table:table-cell>
        </table:table-row>
        <table:table-row table:style-name="ro1">
          <table:table-cell office:value-type="string" office:string-value="MyJSQLView_JMenuBar.menu.ExportCSVTable = " table:style-name="ce1">
            <text:p>MyJSQLView_JMenuBar.menu.ExportCSVTable = </text:p>
          </table:table-cell>
        </table:table-row>
        <table:table-row table:style-name="ro1">
          <table:table-cell office:value-type="string" office:string-value="MyJSQLView_JMenuBar.menu.ExportCSVSummaryTable = " table:style-name="ce1">
            <text:p>MyJSQLView_JMenuBar.menu.ExportCSVSummaryTable = </text:p>
          </table:table-cell>
        </table:table-row>
        <table:table-row table:style-name="ro1">
          <table:table-cell office:value-type="string" office:string-value="MyJSQLView_JMenuBar.menu.ExportPDF = " table:style-name="ce1">
            <text:p>MyJSQLView_JMenuBar.menu.ExportPDF = </text:p>
          </table:table-cell>
        </table:table-row>
        <table:table-row table:style-name="ro1">
          <table:table-cell office:value-type="string" office:string-value="MyJSQLView_JMenuBar.menu.ExportPDFSummaryTable = " table:style-name="ce1">
            <text:p>MyJSQLView_JMenuBar.menu.ExportPDFSummaryTable = </text:p>
          </table:table-cell>
        </table:table-row>
        <table:table-row table:style-name="ro1">
          <table:table-cell office:value-type="string" office:string-value="MyJSQLView_JMenuBar.menu.ExportSQL = " table:style-name="ce1">
            <text:p>MyJSQLView_JMenuBar.menu.ExportSQL = </text:p>
          </table:table-cell>
        </table:table-row>
        <table:table-row table:style-name="ro1">
          <table:table-cell office:value-type="string" office:string-value="MyJSQLView_JMenuBar.menu.ExportSQLTable = " table:style-name="ce1">
            <text:p>MyJSQLView_JMenuBar.menu.ExportSQLTable = </text:p>
          </table:table-cell>
        </table:table-row>
        <table:table-row table:style-name="ro1">
          <table:table-cell office:value-type="string" office:string-value="MyJSQLView_JMenuBar.menu.ExportSQLSummaryTable = " table:style-name="ce1">
            <text:p>MyJSQLView_JMenuBar.menu.ExportSQLSummaryTable = </text:p>
          </table:table-cell>
        </table:table-row>
        <table:table-row table:style-name="ro1">
          <table:table-cell office:value-type="string" office:string-value="MyJSQLView_JMenuBar.menu.ExportSQLDatabase = " table:style-name="ce1">
            <text:p>MyJSQLView_JMenuBar.menu.ExportSQLDatabase = </text:p>
          </table:table-cell>
        </table:table-row>
        <table:table-row table:style-name="ro1">
          <table:table-cell office:value-type="string" office:string-value="MyJSQLView_JMenuBar.menu.ExportSQLDatabaseScheme = " table:style-name="ce1">
            <text:p>MyJSQLView_JMenuBar.menu.ExportSQLDatabaseScheme = </text:p>
          </table:table-cell>
        </table:table-row>
        <table:table-row table:style-name="ro1">
          <table:table-cell office:value-type="string" office:string-value="MyJSQLView_JMenuBar.menu.Tools = " table:style-name="ce1">
            <text:p>MyJSQLView_JMenuBar.menu.Tools = </text:p>
          </table:table-cell>
        </table:table-row>
        <table:table-row table:style-name="ro1">
          <table:table-cell office:value-type="string" office:string-value="MyJSQLView_JMenuBar.menu.QueryFrame = " table:style-name="ce1">
            <text:p>MyJSQLView_JMenuBar.menu.QueryFrame = </text:p>
          </table:table-cell>
        </table:table-row>
        <table:table-row table:style-name="ro1">
          <table:table-cell office:value-type="string" office:string-value="MyJSQLView_JMenuBar.menu.ReloadDatabase = " table:style-name="ce1">
            <text:p>MyJSQLView_JMenuBar.menu.ReloadDatabase = </text:p>
          </table:table-cell>
        </table:table-row>
        <table:table-row table:style-name="ro1">
          <table:table-cell office:value-type="string" office:string-value="MyJSQLView_JMenuBar.menu.SearchDatabase = " table:style-name="ce1">
            <text:p>MyJSQLView_JMenuBar.menu.SearchDatabase = </text:p>
          </table:table-cell>
        </table:table-row>
        <table:table-row table:style-name="ro1">
          <table:table-cell office:value-type="string" office:string-value="MyJSQLView_JMenuBar.menu.PluginManagment = " table:style-name="ce1">
            <text:p>MyJSQLView_JMenuBar.menu.PluginManagment = </text:p>
          </table:table-cell>
        </table:table-row>
        <table:table-row table:style-name="ro1">
          <table:table-cell office:value-type="string" office:string-value="MyJSQLView_JMenuBar.menu.Schemas = " table:style-name="ce1">
            <text:p>MyJSQLView_JMenuBar.menu.Schemas = </text:p>
          </table:table-cell>
        </table:table-row>
        <table:table-row table:style-name="ro1">
          <table:table-cell office:value-type="string" office:string-value="MyJSQLView_JMenuBar.radioButton.All = " table:style-name="ce1">
            <text:p>MyJSQLView_JMenuBar.radioButton.All = </text:p>
          </table:table-cell>
        </table:table-row>
        <table:table-row table:style-name="ro1">
          <table:table-cell office:value-type="string" office:string-value="MyJSQLView_JMenuBar.menu.Help = " table:style-name="ce1">
            <text:p>MyJSQLView_JMenuBar.menu.Help = </text:p>
          </table:table-cell>
        </table:table-row>
        <table:table-row table:style-name="ro1">
          <table:table-cell office:value-type="string" office:string-value="MyJSQLView_JMenuBar.menu.Manual = " table:style-name="ce1">
            <text:p>MyJSQLView_JMenuBar.menu.Manual = </text:p>
          </table:table-cell>
        </table:table-row>
        <table:table-row table:style-name="ro1">
          <table:table-cell office:value-type="string" office:string-value="MyJSQLView_JMenuBar.menu.Legal = " table:style-name="ce1">
            <text:p>MyJSQLView_JMenuBar.menu.Legal = </text:p>
          </table:table-cell>
        </table:table-row>
        <table:table-row table:style-name="ro1">
          <table:table-cell office:value-type="string" office:string-value="MyJSQLView_JMenuBar.menu.ReleaseNotes = " table:style-name="ce1">
            <text:p>MyJSQLView_JMenuBar.menu.ReleaseNotes = </text:p>
          </table:table-cell>
        </table:table-row>
        <table:table-row table:style-name="ro1">
          <table:table-cell office:value-type="string" office:string-value="MyJSQLView_JMenuBar.menu.About = " table:style-name="ce1">
            <text:p>MyJSQLView_JMenuBar.menu.About = </text:p>
          </table:table-cell>
        </table:table-row>
        <table:table-row table:style-name="ro1">
          <table:table-cell office:value-type="string" office:string-value="MyJSQLView_JMenuBar.tooltip.FlushPrivileges = " table:style-name="ce1">
            <text:p>MyJSQLView_JMenuBar.tooltip.FlushPrivileges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MyJSQLView_JMenuBarActions.dialogtitle.Alert = " table:style-name="ce1">
            <text:p>MyJSQLView_JMenuBarActions.dialogtitle.Alert = </text:p>
          </table:table-cell>
        </table:table-row>
        <table:table-row table:style-name="ro1">
          <table:table-cell office:value-type="string" office:string-value="MyJSQLView_JMenuBarActions.dialogmessage.FileNOTFound = " table:style-name="ce1">
            <text:p>MyJSQLView_JMenuBarActions.dialogmessage.FileNOTFound = </text:p>
          </table:table-cell>
        </table:table-row>
        <table:table-row table:style-name="ro1">
          <table:table-cell office:value-type="string" office:string-value="MyJSQLView_JMenuBarActions.dialogtitle.PrinterException = " table:style-name="ce1">
            <text:p>MyJSQLView_JMenuBarActions.dialogtitle.PrinterException = </text:p>
          </table:table-cell>
        </table:table-row>
        <table:table-row table:style-name="ro1">
          <table:table-cell office:value-type="string" office:string-value="MyJSQLView_JMenuBarActions.label.WarningImport = " table:style-name="ce1">
            <text:p>MyJSQLView_JMenuBarActions.label.WarningImport = </text:p>
          </table:table-cell>
        </table:table-row>
        <table:table-row table:style-name="ro1">
          <table:table-cell office:value-type="string" office:string-value="MyJSQLView_JMenuBarActions.checkbox.ReloadDatabaseTables = " table:style-name="ce1">
            <text:p>MyJSQLView_JMenuBarActions.checkbox.ReloadDatabaseTables = </text:p>
          </table:table-cell>
        </table:table-row>
        <table:table-row table:style-name="ro1">
          <table:table-cell office:value-type="string" office:string-value="MyJSQLView_JMenuBarActions.dialogtitle.ImportWarning = " table:style-name="ce1">
            <text:p>MyJSQLView_JMenuBarActions.dialogtitle.ImportWarning = </text:p>
          </table:table-cell>
        </table:table-row>
        <table:table-row table:style-name="ro1">
          <table:table-cell office:value-type="string" office:string-value="MyJSQLView_JMenuBarActions.button.OK = " table:style-name="ce1">
            <text:p>MyJSQLView_JMenuBarActions.button.OK = </text:p>
          </table:table-cell>
        </table:table-row>
        <table:table-row table:style-name="ro1">
          <table:table-cell office:value-type="string" office:string-value="MyJSQLView_JMenuBarActions.button.Cancel = " table:style-name="ce1">
            <text:p>MyJSQLView_JMenuBarActions.button.Cancel = </text:p>
          </table:table-cell>
        </table:table-row>
        <table:table-row table:style-name="ro1">
          <table:table-cell office:value-type="string" office:string-value="MyJSQLView_JMenuBarActions.radiobutton.Insert = " table:style-name="ce1">
            <text:p>MyJSQLView_JMenuBarActions.radiobutton.Insert = </text:p>
          </table:table-cell>
        </table:table-row>
        <table:table-row table:style-name="ro1">
          <table:table-cell office:value-type="string" office:string-value="MyJSQLView_JMenuBarActions.radiobutton.Update = " table:style-name="ce1">
            <text:p>MyJSQLView_JMenuBarActions.radiobutton.Update = </text:p>
          </table:table-cell>
        </table:table-row>
        <table:table-row table:style-name="ro1">
          <table:table-cell office:value-type="string" office:string-value="MyJSQLView_JMenuBarActions.dialogtitle.InsertOrUpdate = " table:style-name="ce1">
            <text:p>MyJSQLView_JMenuBarActions.dialogtitle.InsertOrUpdate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MyJSQLView_JToolBar.tooltip.Open = " table:style-name="ce1">
            <text:p>MyJSQLView_JToolBar.tooltip.Open = </text:p>
          </table:table-cell>
        </table:table-row>
        <table:table-row table:style-name="ro1">
          <table:table-cell office:value-type="string" office:string-value="MyJSQLView_JToolBar.tooltip.Save = " table:style-name="ce1">
            <text:p>MyJSQLView_JToolBar.tooltip.Save = </text:p>
          </table:table-cell>
        </table:table-row>
        <table:table-row table:style-name="ro1">
          <table:table-cell office:value-type="string" office:string-value="MyJSQLView_JToolBar.tooltip.Print = " table:style-name="ce1">
            <text:p>MyJSQLView_JToolBar.tooltip.Print = </text:p>
          </table:table-cell>
        </table:table-row>
        <table:table-row table:style-name="ro1">
          <table:table-cell office:value-type="string" office:string-value="MyJSQLView_JToolBar.tooltip.PageFormat = " table:style-name="ce1">
            <text:p>MyJSQLView_JToolBar.tooltip.PageFormat = </text:p>
          </table:table-cell>
        </table:table-row>
        <table:table-row table:style-name="ro1">
          <table:table-cell office:value-type="string" office:string-value="MyJSQLView_JToolBar.tooltip.Exit = " table:style-name="ce1">
            <text:p>MyJSQLView_JToolBar.tooltip.Exit = </text:p>
          </table:table-cell>
        </table:table-row>
        <table:table-row table:style-name="ro1">
          <table:table-cell office:value-type="string" office:string-value="MyJSQLView_JToolBar.tooltip.Preferences = " table:style-name="ce1">
            <text:p>MyJSQLView_JToolBar.tooltip.Preferences = </text:p>
          </table:table-cell>
        </table:table-row>
        <table:table-row table:style-name="ro1">
          <table:table-cell office:value-type="string" office:string-value="MyJSQLView_JToolBar.tooltip.ImportCSVFile = " table:style-name="ce1">
            <text:p>MyJSQLView_JToolBar.tooltip.ImportCSVFile = </text:p>
          </table:table-cell>
        </table:table-row>
        <table:table-row table:style-name="ro1">
          <table:table-cell office:value-type="string" office:string-value="MyJSQLView_JToolBar.tooltip.ImportSQLFile = " table:style-name="ce1">
            <text:p>MyJSQLView_JToolBar.tooltip.ImportSQLFile = </text:p>
          </table:table-cell>
        </table:table-row>
        <table:table-row table:style-name="ro1">
          <table:table-cell office:value-type="string" office:string-value="MyJSQLView_JToolBar.tooltip.ExportCSVSummaryTable = " table:style-name="ce1">
            <text:p>MyJSQLView_JToolBar.tooltip.ExportCSVSummaryTable = </text:p>
          </table:table-cell>
        </table:table-row>
        <table:table-row table:style-name="ro1">
          <table:table-cell office:value-type="string" office:string-value="MyJSQLView_JToolBar.tooltip.ExportCSVTable = " table:style-name="ce1">
            <text:p>MyJSQLView_JToolBar.tooltip.ExportCSVTable = </text:p>
          </table:table-cell>
        </table:table-row>
        <table:table-row table:style-name="ro1">
          <table:table-cell office:value-type="string" office:string-value="MyJSQLView_JToolBar.tooltip.ExportPDFSummaryTable = " table:style-name="ce1">
            <text:p>MyJSQLView_JToolBar.tooltip.ExportPDFSummaryTable = </text:p>
          </table:table-cell>
        </table:table-row>
        <table:table-row table:style-name="ro1">
          <table:table-cell office:value-type="string" office:string-value="MyJSQLView_JToolBar.tooltip.ExportSQLSummaryTable = " table:style-name="ce1">
            <text:p>MyJSQLView_JToolBar.tooltip.ExportSQLSummaryTable = </text:p>
          </table:table-cell>
        </table:table-row>
        <table:table-row table:style-name="ro1">
          <table:table-cell office:value-type="string" office:string-value="MyJSQLView_JToolBar.tooltip.ExportSQLTable = " table:style-name="ce1">
            <text:p>MyJSQLView_JToolBar.tooltip.ExportSQLTable = </text:p>
          </table:table-cell>
        </table:table-row>
        <table:table-row table:style-name="ro1">
          <table:table-cell office:value-type="string" office:string-value="MyJSQLView_JToolBar.tooltip.ExportSQLDatabase = " table:style-name="ce1">
            <text:p>MyJSQLView_JToolBar.tooltip.ExportSQLDatabase = </text:p>
          </table:table-cell>
        </table:table-row>
        <table:table-row table:style-name="ro1">
          <table:table-cell office:value-type="string" office:string-value="MyJSQLView_JToolBar.tooltip.ExportSQLDatabaseScheme = " table:style-name="ce1">
            <text:p>MyJSQLView_JToolBar.tooltip.ExportSQLDatabaseScheme = </text:p>
          </table:table-cell>
        </table:table-row>
        <table:table-row table:style-name="ro1">
          <table:table-cell office:value-type="string" office:string-value="MyJSQLView_JToolBar.tooltip.QueryFrame = " table:style-name="ce1">
            <text:p>MyJSQLView_JToolBar.tooltip.QueryFrame = </text:p>
          </table:table-cell>
        </table:table-row>
        <table:table-row table:style-name="ro1">
          <table:table-cell office:value-type="string" office:string-value="MyJSQLView_JToolBar.tooltip.ReloadDatabase = " table:style-name="ce1">
            <text:p>MyJSQLView_JToolBar.tooltip.ReloadDatabase = </text:p>
          </table:table-cell>
        </table:table-row>
        <table:table-row table:style-name="ro1">
          <table:table-cell office:value-type="string" office:string-value="MyJSQLView_JToolBar.tooltip.SearchDatabase = " table:style-name="ce1">
            <text:p>MyJSQLView_JToolBar.tooltip.SearchDatabase = </text:p>
          </table:table-cell>
        </table:table-row>
        <table:table-row table:style-name="ro1">
          <table:table-cell office:value-type="string" office:string-value="MyJSQLView_JToolBar.tooltip.Manual = " table:style-name="ce1">
            <text:p>MyJSQLView_JToolBar.tooltip.Manual = </text:p>
          </table:table-cell>
        </table:table-row>
        <table:table-row table:style-name="ro1">
          <table:table-cell office:value-type="string" office:string-value="MyJSQLView_JToolBar.tooltip.Legal = " table:style-name="ce1">
            <text:p>MyJSQLView_JToolBar.tooltip.Legal = </text:p>
          </table:table-cell>
        </table:table-row>
        <table:table-row table:style-name="ro1">
          <table:table-cell office:value-type="string" office:string-value="MyJSQLView_JToolBar.tooltip.Release = " table:style-name="ce1">
            <text:p>MyJSQLView_JToolBar.tooltip.Release = </text:p>
          </table:table-cell>
        </table:table-row>
        <table:table-row table:style-name="ro1">
          <table:table-cell office:value-type="string" office:string-value="MyJSQLView_JToolBar.tooltip.About = " table:style-name="ce1">
            <text:p>MyJSQLView_JToolBar.tooltip.About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MyJSQLView_Frame.tab.DatabaseTables = " table:style-name="ce1">
            <text:p>MyJSQLView_Frame.tab.DatabaseTables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TableTabPanel.label.SortBy = " table:style-name="ce1">
            <text:p>TableTabPanel.label.SortBy = </text:p>
          </table:table-cell>
        </table:table-row>
        <table:table-row table:style-name="ro1">
          <table:table-cell office:value-type="string" office:string-value="TableTabPanel.label.Search = " table:style-name="ce1">
            <text:p>TableTabPanel.label.Search = </text:p>
          </table:table-cell>
        </table:table-row>
        <table:table-row table:style-name="ro1">
          <table:table-cell office:value-type="string" office:string-value="TableTabPanel.label.SearchFor = " table:style-name="ce1">
            <text:p>TableTabPanel.label.SearchFor = </text:p>
          </table:table-cell>
        </table:table-row>
        <table:table-row table:style-name="ro1">
          <table:table-cell office:value-type="string" office:string-value="TableTabPanel.button.Close = " table:style-name="ce1">
            <text:p>TableTabPanel.button.Close = </text:p>
          </table:table-cell>
        </table:table-row>
        <table:table-row table:style-name="ro1">
          <table:table-cell office:value-type="string" office:string-value="TableTabPanel.button.View = " table:style-name="ce1">
            <text:p>TableTabPanel.button.View = </text:p>
          </table:table-cell>
        </table:table-row>
        <table:table-row table:style-name="ro1">
          <table:table-cell office:value-type="string" office:string-value="TableTabPanel.button.Add = " table:style-name="ce1">
            <text:p>TableTabPanel.button.Add = </text:p>
          </table:table-cell>
        </table:table-row>
        <table:table-row table:style-name="ro1">
          <table:table-cell office:value-type="string" office:string-value="TableTabPanel.button.Edit = " table:style-name="ce1">
            <text:p>TableTabPanel.button.Edit = </text:p>
          </table:table-cell>
        </table:table-row>
        <table:table-row table:style-name="ro1">
          <table:table-cell office:value-type="string" office:string-value="TableTabPanel.button.Delete = " table:style-name="ce1">
            <text:p>TableTabPanel.button.Delete = </text:p>
          </table:table-cell>
        </table:table-row>
        <table:table-row table:style-name="ro1">
          <table:table-cell office:value-type="string" office:string-value="TableTabPanel.button.DeleteAll = " table:style-name="ce1">
            <text:p>TableTabPanel.button.DeleteAll = </text:p>
          </table:table-cell>
        </table:table-row>
        <table:table-row>
          <table:table-cell office:value-type="string" office:string-value="TableTabPanel.popup.SelectFields = " table:style-name="ce2">
            <text:p>TableTabPanel.popup.SelectFields = </text:p>
          </table:table-cell>
        </table:table-row>
        <table:table-row table:style-name="ro1">
          <table:table-cell office:value-type="string" office:string-value="TableTabPanel.popup.SelectAll = " table:style-name="ce1">
            <text:p>TableTabPanel.popup.SelectAll = </text:p>
          </table:table-cell>
        </table:table-row>
        <table:table-row table:style-name="ro1">
          <table:table-cell office:value-type="string" office:string-value="TableTabPanel.popup.DeSelectAll = " table:style-name="ce1">
            <text:p>TableTabPanel.popup.DeSelectAll = </text:p>
          </table:table-cell>
        </table:table-row>
        <table:table-row table:style-name="ro1">
          <table:table-cell office:value-type="string" office:string-value="TableTabPanel.popup.Copy = " table:style-name="ce1">
            <text:p>TableTabPanel.popup.Copy = </text:p>
          </table:table-cell>
        </table:table-row>
        <table:table-row table:style-name="ro1">
          <table:table-cell office:value-type="string" office:string-value="TableTabPanel.popup.Paste = " table:style-name="ce1">
            <text:p>TableTabPanel.popup.Paste = </text:p>
          </table:table-cell>
        </table:table-row>
        <table:table-row table:style-name="ro2">
          <table:table-cell office:value-type="string" office:string-value="TableTabPanel.label.Rows = " table:style-name="ce1">
            <text:p>TableTabPanel.label.Rows = </text:p>
          </table:table-cell>
        </table:table-row>
        <table:table-row table:style-name="ro1">
          <table:table-cell office:value-type="string" office:string-value="TableTabPanel.dialogtitle.SelectSummaryTableFields = " table:style-name="ce2">
            <text:p>TableTabPanel.dialogtitle.SelectSummaryTableFields = </text:p>
          </table:table-cell>
        </table:table-row>
        <table:table-row table:style-name="ro1">
          <table:table-cell office:value-type="string" office:string-value="TableTabPanel.message.DeleteItems = " table:style-name="ce1">
            <text:p>TableTabPanel.message.DeleteItems = </text:p>
          </table:table-cell>
        </table:table-row>
        <table:table-row table:style-name="ro1">
          <table:table-cell office:value-type="string" office:string-value="TableTabPanel.message.DeleteAllItems = " table:style-name="ce1">
            <text:p>TableTabPanel.message.DeleteAllItems = </text:p>
          </table:table-cell>
        </table:table-row>
        <table:table-row table:style-name="ro1">
          <table:table-cell office:value-type="string" office:string-value="TableTabPanel.message.WarningLossData = " table:style-name="ce1">
            <text:p>TableTabPanel.message.WarningLossData = </text:p>
          </table:table-cell>
        </table:table-row>
        <table:table-row table:style-name="ro1">
          <table:table-cell office:value-type="string" office:string-value="TableTabPanel.message.ClipboardUnavailable = " table:style-name="ce1">
            <text:p>TableTabPanel.message.ClipboardUnavailable = </text:p>
          </table:table-cell>
        </table:table-row>
        <table:table-row table:style-name="ro1">
          <table:table-cell office:value-type="string" office:string-value="TableTabPanel.message.UnsupportedData = " table:style-name="ce1">
            <text:p>TableTabPanel.message.UnsupportedData = </text:p>
          </table:table-cell>
        </table:table-row>
        <table:table-row table:style-name="ro1">
          <table:table-cell office:value-type="string" office:string-value="TableTabPanel.message.I/OException = " table:style-name="ce1">
            <text:p>TableTabPanel.message.I/OException = </text:p>
          </table:table-cell>
        </table:table-row>
        <table:table-row table:style-name="ro1">
          <table:table-cell office:value-type="string" office:string-value="TableTabPanel.message.SetTableField = " table:style-name="ce1">
            <text:p>TableTabPanel.message.SetTableField = </text:p>
          </table:table-cell>
        </table:table-row>
        <table:table-row table:style-name="ro1">
          <table:table-cell office:value-type="string" office:string-value="TableTabPanel.dialogtitle.AlertDialog = " table:style-name="ce1">
            <text:p>TableTabPanel.dialogtitle.AlertDialog = </text:p>
          </table:table-cell>
        </table:table-row>
        <table:table-row table:style-name="ro1">
          <table:table-cell office:value-type="string" office:string-value="TableTabPanel.dialogtitle.InsertOrUpdate = " table:style-name="ce1">
            <text:p>TableTabPanel.dialogtitle.InsertOrUpdate = </text:p>
          </table:table-cell>
        </table:table-row>
        <table:table-row table:style-name="ro1">
          <table:table-cell office:value-type="string" office:string-value="TableTabPanel.dialogtitle.Alert = " table:style-name="ce1">
            <text:p>TableTabPanel.dialogtitle.Alert = </text:p>
          </table:table-cell>
        </table:table-row>
        <table:table-row table:style-name="ro1">
          <table:table-cell office:value-type="string" office:string-value="TableTabPanel.checkbox.ConfirmDeletion = " table:style-name="ce1">
            <text:p>TableTabPanel.checkbox.ConfirmDeletion = </text:p>
          </table:table-cell>
        </table:table-row>
        <table:table-row table:style-name="ro1">
          <table:table-cell office:value-type="string" office:string-value="TableTabPanel.radiobutton.Insert = " table:style-name="ce1">
            <text:p>TableTabPanel.radiobutton.Insert = </text:p>
          </table:table-cell>
        </table:table-row>
        <table:table-row table:style-name="ro1">
          <table:table-cell office:value-type="string" office:string-value="TableTabPanel.radiobutton.Update = " table:style-name="ce1">
            <text:p>TableTabPanel.radiobutton.Update = </text:p>
          </table:table-cell>
        </table:table-row>
        <table:table-row table:style-name="ro1">
          <table:table-cell office:value-type="string" office:string-value="TableTabPanel.dialogbutton.OK = " table:style-name="ce1">
            <text:p>TableTabPanel.dialogbutton.OK = </text:p>
          </table:table-cell>
        </table:table-row>
        <table:table-row table:style-name="ro1">
          <table:table-cell office:value-type="string" office:string-value="TableTabPanel.dialogbutton.Cancel = " table:style-name="ce1">
            <text:p>TableTabPanel.dialogbutton.Cancel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TableViewForm.menu.Edit = " table:style-name="ce1">
            <text:p>TableViewForm.menu.Edit = </text:p>
          </table:table-cell>
        </table:table-row>
        <table:table-row table:style-name="ro1">
          <table:table-cell office:value-type="string" office:string-value="TableViewForm.menu.Copy = " table:style-name="ce1">
            <text:p>TableViewForm.menu.Copy = </text:p>
          </table:table-cell>
        </table:table-row>
        <table:table-row table:style-name="ro1">
          <table:table-cell office:value-type="string" office:string-value="TableViewForm.menu.SelectAll = " table:style-name="ce1">
            <text:p>TableViewForm.menu.SelectAll = </text:p>
          </table:table-cell>
        </table:table-row>
        <table:table-row table:style-name="ro1">
          <table:table-cell office:value-type="string" office:string-value="TableViewForm.dialogtitle.TextData = " table:style-name="ce1">
            <text:p>TableViewForm.dialogtitle.TextData = </text:p>
          </table:table-cell>
        </table:table-row>
        <table:table-row table:style-name="ro1">
          <table:table-cell office:value-type="string" office:string-value="TableViewForm.dialogbutton.Save = " table:style-name="ce1">
            <text:p>TableViewForm.dialogbutton.Save = </text:p>
          </table:table-cell>
        </table:table-row>
        <table:table-row table:style-name="ro1">
          <table:table-cell office:value-type="string" office:string-value="TableViewForm.dialogbutton.Close = " table:style-name="ce1">
            <text:p>TableViewForm.dialogbutton.Close = </text:p>
          </table:table-cell>
        </table:table-row>
        <table:table-row table:style-name="ro1">
          <table:table-cell office:value-type="string" office:string-value="TableViewForm.dialogtitle.Alert = " table:style-name="ce1">
            <text:p>TableViewForm.dialogtitle.Alert = </text:p>
          </table:table-cell>
        </table:table-row>
        <table:table-row table:style-name="ro1">
          <table:table-cell office:value-type="string" office:string-value="TableViewForm.dialogmessage.ErrorWritingDataFile = " table:style-name="ce1">
            <text:p>TableViewForm.dialogmessage.ErrorWritingDataFile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AdvancedSortSearchForm.message.Title = " table:style-name="ce1">
            <text:p>AdvancedSortSearchForm.message.Title = </text:p>
          </table:table-cell>
        </table:table-row>
        <table:table-row table:style-name="ro1">
          <table:table-cell office:value-type="string" office:string-value="AdvancedSortSearchForm.label.Select = " table:style-name="ce1">
            <text:p>AdvancedSortSearchForm.label.Select = </text:p>
          </table:table-cell>
        </table:table-row>
        <table:table-row table:style-name="ro1">
          <table:table-cell office:value-type="string" office:string-value="AdvancedSortSearchForm.button.Sort = " table:style-name="ce1">
            <text:p>AdvancedSortSearchForm.button.Sort = </text:p>
          </table:table-cell>
        </table:table-row>
        <table:table-row table:style-name="ro1">
          <table:table-cell office:value-type="string" office:string-value="AdvancedSortSearchForm.button.Search = " table:style-name="ce1">
            <text:p>AdvancedSortSearchForm.button.Search = </text:p>
          </table:table-cell>
        </table:table-row>
        <table:table-row table:style-name="ro1">
          <table:table-cell office:value-type="string" office:string-value="AdvancedSortSearchForm.button.Close = " table:style-name="ce1">
            <text:p>AdvancedSortSearchForm.button.Close = </text:p>
          </table:table-cell>
        </table:table-row>
        <table:table-row table:style-name="ro1">
          <table:table-cell office:value-type="string" office:string-value="AdvancedSortSearchForm.label.SortBy = " table:style-name="ce1">
            <text:p>AdvancedSortSearchForm.label.SortBy = </text:p>
          </table:table-cell>
        </table:table-row>
        <table:table-row table:style-name="ro1">
          <table:table-cell office:value-type="string" office:string-value="AdvancedSortSearchForm.label.Then = " table:style-name="ce1">
            <text:p>AdvancedSortSearchForm.label.Then = </text:p>
          </table:table-cell>
        </table:table-row>
        <table:table-row table:style-name="ro1">
          <table:table-cell office:value-type="string" office:string-value="AdvancedSortSearchForm.label.Search = " table:style-name="ce1">
            <text:p>AdvancedSortSearchForm.label.Search = </text:p>
          </table:table-cell>
        </table:table-row>
        <table:table-row table:style-name="ro1">
          <table:table-cell office:value-type="string" office:string-value="AdvancedSortSearchForm.dialogmessage.SetFields = " table:style-name="ce1">
            <text:p>AdvancedSortSearchForm.dialogmessage.SetFields = </text:p>
          </table:table-cell>
        </table:table-row>
        <table:table-row table:style-name="ro1">
          <table:table-cell office:value-type="string" office:string-value="AdvancedSortSearchForm.dialogtitle.Alert = " table:style-name="ce1">
            <text:p>AdvancedSortSearchForm.dialogtitle.Alert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UpdateForm.message.Title = " table:style-name="ce1">
            <text:p>UpdateForm.message.Title = </text:p>
          </table:table-cell>
        </table:table-row>
        <table:table-row table:style-name="ro1">
          <table:table-cell office:value-type="string" office:string-value="UpdateForm.label.Refresh = " table:style-name="ce1">
            <text:p>UpdateForm.label.Refresh = </text:p>
          </table:table-cell>
        </table:table-row>
        <table:table-row table:style-name="ro1">
          <table:table-cell office:value-type="string" office:string-value="UpdateForm.button.Find = " table:style-name="ce1">
            <text:p>UpdateForm.button.Find = </text:p>
          </table:table-cell>
        </table:table-row>
        <table:table-row table:style-name="ro1">
          <table:table-cell office:value-type="string" office:string-value="UpdateForm.button.Update = " table:style-name="ce1">
            <text:p>UpdateForm.button.Update = </text:p>
          </table:table-cell>
        </table:table-row>
        <table:table-row table:style-name="ro1">
          <table:table-cell office:value-type="string" office:string-value="UpdateForm.button.Close = " table:style-name="ce1">
            <text:p>UpdateForm.button.Close = </text:p>
          </table:table-cell>
        </table:table-row>
        <table:table-row table:style-name="ro1">
          <table:table-cell office:value-type="string" office:string-value="UpdateForm.label.Update = " table:style-name="ce1">
            <text:p>UpdateForm.label.Update = </text:p>
          </table:table-cell>
        </table:table-row>
        <table:table-row table:style-name="ro1">
          <table:table-cell office:value-type="string" office:string-value="UpdateForm.label.With = " table:style-name="ce1">
            <text:p>UpdateForm.label.With = </text:p>
          </table:table-cell>
        </table:table-row>
        <table:table-row table:style-name="ro1">
          <table:table-cell office:value-type="string" office:string-value="UpdateForm.checkbox.Quote = " table:style-name="ce1">
            <text:p>UpdateForm.checkbox.Quote = </text:p>
          </table:table-cell>
        </table:table-row>
        <table:table-row table:style-name="ro1">
          <table:table-cell office:value-type="string" office:string-value="UpdateForm.label.Where = " table:style-name="ce1">
            <text:p>UpdateForm.label.Where = </text:p>
          </table:table-cell>
        </table:table-row>
        <table:table-row table:style-name="ro1">
          <table:table-cell office:value-type="string" office:string-value="UpdateForm.dialogmessage.Update = " table:style-name="ce1">
            <text:p>UpdateForm.dialogmessage.Update = </text:p>
          </table:table-cell>
        </table:table-row>
        <table:table-row table:style-name="ro1">
          <table:table-cell office:value-type="string" office:string-value="UpdateForm.dialogmessage.Rows = " table:style-name="ce1">
            <text:p>UpdateForm.dialogmessage.Rows = </text:p>
          </table:table-cell>
        </table:table-row>
        <table:table-row table:style-name="ro1">
          <table:table-cell office:value-type="string" office:string-value="UpdateForm.dialogtitle.AlertDialog = " table:style-name="ce1">
            <text:p>UpdateForm.dialogtitle.AlertDialog = </text:p>
          </table:table-cell>
        </table:table-row>
        <table:table-row table:style-name="ro1">
          <table:table-cell office:value-type="string" office:string-value="UpdateForm.dialogbutton.OK = " table:style-name="ce1">
            <text:p>UpdateForm.dialogbutton.OK = </text:p>
          </table:table-cell>
        </table:table-row>
        <table:table-row table:style-name="ro1">
          <table:table-cell office:value-type="string" office:string-value="UpdateForm.dialogbutton.Cancel = " table:style-name="ce1">
            <text:p>UpdateForm.dialogbutton.Cancel = </text:p>
          </table:table-cell>
        </table:table-row>
        <table:table-row table:style-name="ro1">
          <table:table-cell office:value-type="string" office:string-value="UpdateForm.dialogmessage.InvalidDateTime = " table:style-name="ce1">
            <text:p>UpdateForm.dialogmessage.InvalidDateTime = </text:p>
          </table:table-cell>
        </table:table-row>
        <table:table-row table:style-name="ro1">
          <table:table-cell office:value-type="string" office:string-value="UpdateForm.dialogmessage.ColumnType = " table:style-name="ce1">
            <text:p>UpdateForm.dialogmessage.ColumnType = </text:p>
          </table:table-cell>
        </table:table-row>
        <table:table-row table:style-name="ro1">
          <table:table-cell office:value-type="string" office:string-value="UpdateForm.dialogtitle.Alert = " table:style-name="ce1">
            <text:p>UpdateForm.dialogtitle.Alert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TableEntryForm.message.TitleAdd = " table:style-name="ce1">
            <text:p>TableEntryForm.message.TitleAdd = </text:p>
          </table:table-cell>
        </table:table-row>
        <table:table-row table:style-name="ro1">
          <table:table-cell office:value-type="string" office:string-value="TableEntryForm.message.TitleEdit = " table:style-name="ce1">
            <text:p>TableEntryForm.message.TitleEdit = </text:p>
          </table:table-cell>
        </table:table-row>
        <table:table-row table:style-name="ro1">
          <table:table-cell office:value-type="string" office:string-value="TableEntryForm.button.Cancel = " table:style-name="ce1">
            <text:p>TableEntryForm.button.Cancel = </text:p>
          </table:table-cell>
        </table:table-row>
        <table:table-row table:style-name="ro1">
          <table:table-cell office:value-type="string" office:string-value="TableEntryForm.button.Add = " table:style-name="ce1">
            <text:p>TableEntryForm.button.Add = </text:p>
          </table:table-cell>
        </table:table-row>
        <table:table-row table:style-name="ro1">
          <table:table-cell office:value-type="string" office:string-value="TableEntryForm.button.Update = " table:style-name="ce1">
            <text:p>TableEntryForm.button.Update = </text:p>
          </table:table-cell>
        </table:table-row>
        <table:table-row table:style-name="ro1">
          <table:table-cell office:value-type="string" office:string-value="TableEntryForm.checkbox.Limit = " table:style-name="ce1">
            <text:p>TableEntryForm.checkbox.Limit = </text:p>
          </table:table-cell>
        </table:table-row>
        <table:table-row table:style-name="ro1">
          <table:table-cell office:value-type="string" office:string-value="TableEntryForm.dialogtitle.TextData = " table:style-name="ce1">
            <text:p>TableEntryForm.dialogtitle.TextData = </text:p>
          </table:table-cell>
        </table:table-row>
        <table:table-row table:style-name="ro1">
          <table:table-cell office:value-type="string" office:string-value="TableEntryForm.dialogbutton.Save = " table:style-name="ce1">
            <text:p>TableEntryForm.dialogbutton.Save = </text:p>
          </table:table-cell>
        </table:table-row>
        <table:table-row table:style-name="ro1">
          <table:table-cell office:value-type="string" office:string-value="TableEntryForm.dialogbutton.Open = " table:style-name="ce1">
            <text:p>TableEntryForm.dialogbutton.Open = </text:p>
          </table:table-cell>
        </table:table-row>
        <table:table-row table:style-name="ro1">
          <table:table-cell office:value-type="string" office:string-value="TableEntryForm.menu.Edit = " table:style-name="ce1">
            <text:p>TableEntryForm.menu.Edit = </text:p>
          </table:table-cell>
        </table:table-row>
        <table:table-row table:style-name="ro1">
          <table:table-cell office:value-type="string" office:string-value="TableEntryForm.menu.Cut = " table:style-name="ce1">
            <text:p>TableEntryForm.menu.Cut = </text:p>
          </table:table-cell>
        </table:table-row>
        <table:table-row table:style-name="ro1">
          <table:table-cell office:value-type="string" office:string-value="TableEntryForm.menu.Copy = " table:style-name="ce1">
            <text:p>TableEntryForm.menu.Copy = </text:p>
          </table:table-cell>
        </table:table-row>
        <table:table-row table:style-name="ro1">
          <table:table-cell office:value-type="string" office:string-value="TableEntryForm.menu.Paste = " table:style-name="ce1">
            <text:p>TableEntryForm.menu.Paste = </text:p>
          </table:table-cell>
        </table:table-row>
        <table:table-row table:style-name="ro1">
          <table:table-cell office:value-type="string" office:string-value="TableEntryForm.menu.SelectAll = " table:style-name="ce1">
            <text:p>TableEntryForm.menu.SelectAll = </text:p>
          </table:table-cell>
        </table:table-row>
        <table:table-row table:style-name="ro1">
          <table:table-cell office:value-type="string" office:string-value="TableEntryForm.dialogtitle.FunctionSelection = " table:style-name="ce1">
            <text:p>TableEntryForm.dialogtitle.FunctionSelection = </text:p>
          </table:table-cell>
        </table:table-row>
        <table:table-row table:style-name="ro1">
          <table:table-cell office:value-type="string" office:string-value="TableEntryForm.dialogbutton.OK = " table:style-name="ce1">
            <text:p>TableEntryForm.dialogbutton.OK = </text:p>
          </table:table-cell>
        </table:table-row>
        <table:table-row table:style-name="ro1">
          <table:table-cell office:value-type="string" office:string-value="TableEntryForm.dialogbutton.Cancel = " table:style-name="ce1">
            <text:p>TableEntryForm.dialogbutton.Cancel = </text:p>
          </table:table-cell>
        </table:table-row>
        <table:table-row table:style-name="ro1">
          <table:table-cell office:value-type="string" office:string-value="TableEntryForm.dialogtitle.Alert = " table:style-name="ce1">
            <text:p>TableEntryForm.dialogtitle.Alert = </text:p>
          </table:table-cell>
        </table:table-row>
        <table:table-row table:style-name="ro1">
          <table:table-cell office:value-type="string" office:string-value="TableEntryForm.dialogmessage.InvalidInput = " table:style-name="ce1">
            <text:p>TableEntryForm.dialogmessage.InvalidInput = </text:p>
          </table:table-cell>
        </table:table-row>
        <table:table-row table:style-name="ro1">
          <table:table-cell office:value-type="string" office:string-value="TableEntryForm.dialogmessage.Type = " table:style-name="ce1">
            <text:p>TableEntryForm.dialogmessage.Type = </text:p>
          </table:table-cell>
        </table:table-row>
        <table:table-row table:style-name="ro1">
          <table:table-cell office:value-type="string" office:string-value="TableEntryForm.dialogmessage.WarningFunction = " table:style-name="ce1">
            <text:p>TableEntryForm.dialogmessage.WarningFunction = </text:p>
          </table:table-cell>
        </table:table-row>
        <table:table-row table:style-name="ro1">
          <table:table-cell office:value-type="string" office:string-value="TableEntryForm.dialogmessage.ErrorReading = " table:style-name="ce1">
            <text:p>TableEntryForm.dialogmessage.ErrorReading = </text:p>
          </table:table-cell>
        </table:table-row>
        <table:table-row table:style-name="ro1">
          <table:table-cell office:value-type="string" office:string-value="TableEntryForm.dialogmessage.InvalidLimit = " table:style-name="ce1">
            <text:p>TableEntryForm.dialogmessage.InvalidLimit = </text:p>
          </table:table-cell>
        </table:table-row>
        <table:table-row table:style-name="ro1">
          <table:table-cell office:value-type="string" office:string-value="TableEntryForm.dialogmessage.TypeAuto = " table:style-name="ce1">
            <text:p>TableEntryForm.dialogmessage.TypeAuto = </text:p>
          </table:table-cell>
        </table:table-row>
        <table:table-row table:style-name="ro1">
          <table:table-cell office:value-type="string" office:string-value="TableEntryForm.dialogmessage.InvalidDateTime = " table:style-name="ce1">
            <text:p>TableEntryForm.dialogmessage.InvalidDateTime = </text:p>
          </table:table-cell>
        </table:table-row>
        <table:table-row table:style-name="ro1">
          <table:table-cell office:value-type="string" office:string-value="TableEntryForm.dialogmessage.TypeBit = " table:style-name="ce1">
            <text:p>TableEntryForm.dialogmessage.TypeBit = </text:p>
          </table:table-cell>
        </table:table-row>
        <table:table-row table:style-name="ro1">
          <table:table-cell office:value-type="string" office:string-value="TableEntryForm.dialogmessage.FailedFunction = " table:style-name="ce1">
            <text:p>TableEntryForm.dialogmessage.FailedFunction = </text:p>
          </table:table-cell>
        </table:table-row>
        <table:table-row table:style-name="ro1">
          <table:table-cell office:value-type="string" office:string-value="TableEntryForm.dialogmessage.ErrorDirectory = " table:style-name="ce1">
            <text:p>TableEntryForm.dialogmessage.ErrorDirectory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DateFieldCalendar.title.DateSelection = " table:style-name="ce1">
            <text:p>DateFieldCalendar.title.DateSelection = </text:p>
          </table:table-cell>
        </table:table-row>
        <table:table-row table:style-name="ro1">
          <table:table-cell office:value-type="string" office:string-value="DateFieldCalendar.button.OK = " table:style-name="ce1">
            <text:p>DateFieldCalendar.button.OK = </text:p>
          </table:table-cell>
        </table:table-row>
        <table:table-row table:style-name="ro1">
          <table:table-cell office:value-type="string" office:string-value="DateFieldCalendar.button.Cancel = " table:style-name="ce1">
            <text:p>DateFieldCalendar.button.Cancel = </text:p>
          </table:table-cell>
        </table:table-row>
        <table:table-row table:style-name="ro1">
          <table:table-cell office:value-type="string" office:string-value="DateFieldCalendar.dialogtitle.Alert = " table:style-name="ce1">
            <text:p>DateFieldCalendar.dialogtitle.Alert = </text:p>
          </table:table-cell>
        </table:table-row>
        <table:table-row table:style-name="ro1">
          <table:table-cell office:value-type="string" office:string-value="DateFieldCalendar.dialogmessage.InvalidYear = " table:style-name="ce1">
            <text:p>DateFieldCalendar.dialogmessage.InvalidYear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SetListDialog.title.ElementSelection = " table:style-name="ce1">
            <text:p>SetListDialog.title.ElementSelection = </text:p>
          </table:table-cell>
        </table:table-row>
        <table:table-row table:style-name="ro1">
          <table:table-cell office:value-type="string" office:string-value="SetListDialog.button.OK = " table:style-name="ce1">
            <text:p>SetListDialog.button.OK = </text:p>
          </table:table-cell>
        </table:table-row>
        <table:table-row table:style-name="ro1">
          <table:table-cell office:value-type="string" office:string-value="SetListDialog.button.Cancel = " table:style-name="ce1">
            <text:p>SetListDialog.button.Cancel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PluginFrame.dialogtitle.Alert = " table:style-name="ce1">
            <text:p>PluginFrame.dialogtitle.Alert = </text:p>
          </table:table-cell>
        </table:table-row>
        <table:table-row table:style-name="ro1">
          <table:table-cell office:value-type="string" office:string-value="PluginFrame.message.Title = " table:style-name="ce1">
            <text:p>PluginFrame.message.Title = </text:p>
          </table:table-cell>
        </table:table-row>
        <table:table-row table:style-name="ro1">
          <table:table-cell office:value-type="string" office:string-value="PluginFrame.button.Install = " table:style-name="ce1">
            <text:p>PluginFrame.button.Install = </text:p>
          </table:table-cell>
        </table:table-row>
        <table:table-row table:style-name="ro1">
          <table:table-cell office:value-type="string" office:string-value="PluginFrame.button.Close = " table:style-name="ce1">
            <text:p>PluginFrame.button.Close = </text:p>
          </table:table-cell>
        </table:table-row>
        <table:table-row table:style-name="ro1">
          <table:table-cell office:value-type="string" office:string-value="PluginFrame.label.TabIcon = " table:style-name="ce1">
            <text:p>PluginFrame.label.TabIcon = </text:p>
          </table:table-cell>
        </table:table-row>
        <table:table-row table:style-name="ro1">
          <table:table-cell office:value-type="string" office:string-value="PluginFrame.label.Name = " table:style-name="ce1">
            <text:p>PluginFrame.label.Name = </text:p>
          </table:table-cell>
        </table:table-row>
        <table:table-row table:style-name="ro1">
          <table:table-cell office:value-type="string" office:string-value="PluginFrame.label.Version = " table:style-name="ce1">
            <text:p>PluginFrame.label.Version = </text:p>
          </table:table-cell>
        </table:table-row>
        <table:table-row table:style-name="ro1">
          <table:table-cell office:value-type="string" office:string-value="PluginFrame.label.Remove = " table:style-name="ce1">
            <text:p>PluginFrame.label.Remove = </text:p>
          </table:table-cell>
        </table:table-row>
        <table:table-row>
          <table:table-cell office:value-type="string" office:string-value="PluginFrame.label.Status = ">
            <text:p>PluginFrame.label.Status = </text:p>
          </table:table-cell>
        </table:table-row>
        <table:table-row table:style-name="ro1">
          <table:table-cell office:value-type="string" office:string-value="PluginFrame.dialogmessage.SecurityException = " table:style-name="ce1">
            <text:p>PluginFrame.dialogmessage.SecurityException = </text:p>
          </table:table-cell>
        </table:table-row>
        <table:table-row table:style-name="ro1">
          <table:table-cell office:value-type="string" office:string-value="PluginFrame.dialogmessage.FileI/OProblem = " table:style-name="ce1">
            <text:p>PluginFrame.dialogmessage.FileI/OProblem = </text:p>
          </table:table-cell>
        </table:table-row>
        <table:table-row table:style-name="ro1">
          <table:table-cell office:value-type="string" office:string-value="PluginFrame.dialogmessage.FileNOTFile = " table:style-name="ce1">
            <text:p>PluginFrame.dialogmessage.FileNOTFile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QueryFrame.message.Title = " table:style-name="ce1">
            <text:p>QueryFrame.message.Title = </text:p>
          </table:table-cell>
        </table:table-row>
        <table:table-row table:style-name="ro1">
          <table:table-cell office:value-type="string" office:string-value="QueryFrame.menu.File = " table:style-name="ce1">
            <text:p>QueryFrame.menu.File = </text:p>
          </table:table-cell>
        </table:table-row>
        <table:table-row table:style-name="ro1">
          <table:table-cell office:value-type="string" office:string-value="QueryFrame.menu.OpenScript = " table:style-name="ce1">
            <text:p>QueryFrame.menu.OpenScript = </text:p>
          </table:table-cell>
        </table:table-row>
        <table:table-row table:style-name="ro1">
          <table:table-cell office:value-type="string" office:string-value="QueryFrame.menu.SaveScript = " table:style-name="ce1">
            <text:p>QueryFrame.menu.SaveScript = </text:p>
          </table:table-cell>
        </table:table-row>
        <table:table-row table:style-name="ro1">
          <table:table-cell office:value-type="string" office:string-value="QueryFrame.menu.Print = " table:style-name="ce1">
            <text:p>QueryFrame.menu.Print = </text:p>
          </table:table-cell>
        </table:table-row>
        <table:table-row table:style-name="ro1">
          <table:table-cell office:value-type="string" office:string-value="QueryFrame.menu.PageFormat = " table:style-name="ce1">
            <text:p>QueryFrame.menu.PageFormat = </text:p>
          </table:table-cell>
        </table:table-row>
        <table:table-row table:style-name="ro1">
          <table:table-cell office:value-type="string" office:string-value="QueryFrame.menu.Exit = " table:style-name="ce1">
            <text:p>QueryFrame.menu.Exit = </text:p>
          </table:table-cell>
        </table:table-row>
        <table:table-row table:style-name="ro1">
          <table:table-cell office:value-type="string" office:string-value="QueryFrame.menu.Edit = " table:style-name="ce1">
            <text:p>QueryFrame.menu.Edit = </text:p>
          </table:table-cell>
        </table:table-row>
        <table:table-row table:style-name="ro1">
          <table:table-cell office:value-type="string" office:string-value="QueryFrame.menu.Cut = " table:style-name="ce1">
            <text:p>QueryFrame.menu.Cut = </text:p>
          </table:table-cell>
        </table:table-row>
        <table:table-row table:style-name="ro1">
          <table:table-cell office:value-type="string" office:string-value="QueryFrame.menu.Copy = " table:style-name="ce1">
            <text:p>QueryFrame.menu.Copy = </text:p>
          </table:table-cell>
        </table:table-row>
        <table:table-row table:style-name="ro1">
          <table:table-cell office:value-type="string" office:string-value="QueryFrame.menu.Paste = " table:style-name="ce1">
            <text:p>QueryFrame.menu.Paste = </text:p>
          </table:table-cell>
        </table:table-row>
        <table:table-row table:style-name="ro1">
          <table:table-cell office:value-type="string" office:string-value="QueryFrame.menu.Preferences = " table:style-name="ce1">
            <text:p>QueryFrame.menu.Preferences = </text:p>
          </table:table-cell>
        </table:table-row>
        <table:table-row table:style-name="ro1">
          <table:table-cell office:value-type="string" office:string-value="QueryFrame.menu.TableRows = " table:style-name="ce1">
            <text:p>QueryFrame.menu.TableRows = </text:p>
          </table:table-cell>
        </table:table-row>
        <table:table-row table:style-name="ro1">
          <table:table-cell office:value-type="string" office:string-value="QueryFrame.menu.ShowQuery = " table:style-name="ce1">
            <text:p>QueryFrame.menu.ShowQuery = </text:p>
          </table:table-cell>
        </table:table-row>
        <table:table-row table:style-name="ro1">
          <table:table-cell office:value-type="string" office:string-value="QueryFrame.menu.Data = " table:style-name="ce1">
            <text:p>QueryFrame.menu.Data = </text:p>
          </table:table-cell>
        </table:table-row>
        <table:table-row table:style-name="ro1">
          <table:table-cell office:value-type="string" office:string-value="QueryFrame.menu.Export = " table:style-name="ce1">
            <text:p>QueryFrame.menu.Export = </text:p>
          </table:table-cell>
        </table:table-row>
        <table:table-row table:style-name="ro1">
          <table:table-cell office:value-type="string" office:string-value="QueryFrame.menu.ExportCSV = " table:style-name="ce1">
            <text:p>QueryFrame.menu.ExportCSV = </text:p>
          </table:table-cell>
        </table:table-row>
        <table:table-row table:style-name="ro1">
          <table:table-cell office:value-type="string" office:string-value="QueryFrame.menu.ExportCSVTable = " table:style-name="ce1">
            <text:p>QueryFrame.menu.ExportCSVTable = </text:p>
          </table:table-cell>
        </table:table-row>
        <table:table-row table:style-name="ro1">
          <table:table-cell office:value-type="string" office:string-value="QueryFrame.menu.ExportCSVSummaryTable = " table:style-name="ce1">
            <text:p>QueryFrame.menu.ExportCSVSummaryTable = </text:p>
          </table:table-cell>
        </table:table-row>
        <table:table-row table:style-name="ro1">
          <table:table-cell office:value-type="string" office:string-value="QueryFrame.menu.ExportPDF = " table:style-name="ce1">
            <text:p>QueryFrame.menu.ExportPDF = </text:p>
          </table:table-cell>
        </table:table-row>
        <table:table-row table:style-name="ro1">
          <table:table-cell office:value-type="string" office:string-value="QueryFrame.menu.ExportPDFSummaryTable = " table:style-name="ce1">
            <text:p>QueryFrame.menu.ExportPDFSummaryTable = </text:p>
          </table:table-cell>
        </table:table-row>
        <table:table-row table:style-name="ro1">
          <table:table-cell office:value-type="string" office:string-value="QueryFrame.tooltip.OpenScript = " table:style-name="ce1">
            <text:p>QueryFrame.tooltip.OpenScript = </text:p>
          </table:table-cell>
        </table:table-row>
        <table:table-row table:style-name="ro1">
          <table:table-cell office:value-type="string" office:string-value="QueryFrame.tooltip.SaveScript = " table:style-name="ce1">
            <text:p>QueryFrame.tooltip.SaveScript = </text:p>
          </table:table-cell>
        </table:table-row>
        <table:table-row table:style-name="ro1">
          <table:table-cell office:value-type="string" office:string-value="QueryFrame.tooltip.Print = " table:style-name="ce1">
            <text:p>QueryFrame.tooltip.Print = </text:p>
          </table:table-cell>
        </table:table-row>
        <table:table-row table:style-name="ro1">
          <table:table-cell office:value-type="string" office:string-value="QueryFrame.tooltip.PageFormat = " table:style-name="ce1">
            <text:p>QueryFrame.tooltip.PageFormat = </text:p>
          </table:table-cell>
        </table:table-row>
        <table:table-row table:style-name="ro1">
          <table:table-cell office:value-type="string" office:string-value="QueryFrame.tooltip.Exit = " table:style-name="ce1">
            <text:p>QueryFrame.tooltip.Exit = </text:p>
          </table:table-cell>
        </table:table-row>
        <table:table-row table:style-name="ro1">
          <table:table-cell office:value-type="string" office:string-value="QueryFrame.tooltip.TableRows = " table:style-name="ce1">
            <text:p>QueryFrame.tooltip.TableRows = </text:p>
          </table:table-cell>
        </table:table-row>
        <table:table-row table:style-name="ro1">
          <table:table-cell office:value-type="string" office:string-value="QueryFrame.tooltip.ExportCSVSummaryTable = " table:style-name="ce1">
            <text:p>QueryFrame.tooltip.ExportCSVSummaryTable = </text:p>
          </table:table-cell>
        </table:table-row>
        <table:table-row table:style-name="ro1">
          <table:table-cell office:value-type="string" office:string-value="QueryFrame.tooltip.ExportPDFSummaryTable = " table:style-name="ce1">
            <text:p>QueryFrame.tooltip.ExportPDFSummaryTable = </text:p>
          </table:table-cell>
        </table:table-row>
        <table:table-row table:style-name="ro1">
          <table:table-cell office:value-type="string" office:string-value="QueryFrame.label.QueryStatement = " table:style-name="ce1">
            <text:p>QueryFrame.label.QueryStatement = </text:p>
          </table:table-cell>
        </table:table-row>
        <table:table-row table:style-name="ro1">
          <table:table-cell office:value-type="string" office:string-value="QueryFrame.button.ExecuteQuery = " table:style-name="ce1">
            <text:p>QueryFrame.button.ExecuteQuery = </text:p>
          </table:table-cell>
        </table:table-row>
        <table:table-row table:style-name="ro1">
          <table:table-cell office:value-type="string" office:string-value="QueryFrame.button.NewQuery = " table:style-name="ce1">
            <text:p>QueryFrame.button.NewQuery = </text:p>
          </table:table-cell>
        </table:table-row>
        <table:table-row table:style-name="ro1">
          <table:table-cell office:value-type="string" office:string-value="QueryFrame.dialogtitle.Alert = " table:style-name="ce1">
            <text:p>QueryFrame.dialogtitle.Alert = </text:p>
          </table:table-cell>
        </table:table-row>
        <table:table-row table:style-name="ro1">
          <table:table-cell office:value-type="string" office:string-value="QueryFrame.dialogmessage.FileNOTFound = " table:style-name="ce1">
            <text:p>QueryFrame.dialogmessage.FileNOTFound = </text:p>
          </table:table-cell>
        </table:table-row>
        <table:table-row table:style-name="ro1">
          <table:table-cell office:value-type="string" office:string-value="QueryFrame.dialogmessage.InputFile = " table:style-name="ce1">
            <text:p>QueryFrame.dialogmessage.InputFile = </text:p>
          </table:table-cell>
        </table:table-row>
        <table:table-row table:style-name="ro1">
          <table:table-cell office:value-type="string" office:string-value="QueryFrame.dialogmessage.PrinterException = " table:style-name="ce1">
            <text:p>QueryFrame.dialogmessage.PrinterException = </text:p>
          </table:table-cell>
        </table:table-row>
        <table:table-row table:style-name="ro1">
          <table:table-cell office:value-type="string" office:string-value="QueryFrame.label.Warning = " table:style-name="ce1">
            <text:p>QueryFrame.label.Warning = </text:p>
          </table:table-cell>
        </table:table-row>
        <table:table-row table:style-name="ro1">
          <table:table-cell office:value-type="string" office:string-value="QueryFrame.label.LargeRowSize = " table:style-name="ce1">
            <text:p>QueryFrame.label.LargeRowSize = </text:p>
          </table:table-cell>
        </table:table-row>
        <table:table-row table:style-name="ro1">
          <table:table-cell office:value-type="string" office:string-value="QueryFrame.label.ApplicationServerPerformance = " table:style-name="ce1">
            <text:p>QueryFrame.label.ApplicationServerPerformance = </text:p>
          </table:table-cell>
        </table:table-row>
        <table:table-row table:style-name="ro1">
          <table:table-cell office:value-type="string" office:string-value="QueryFrame.label.SetSummaryTableRowSize = " table:style-name="ce1">
            <text:p>QueryFrame.label.SetSummaryTableRowSize = </text:p>
          </table:table-cell>
        </table:table-row>
        <table:table-row table:style-name="ro1">
          <table:table-cell office:value-type="string" office:string-value="QueryFrame.button.OK = " table:style-name="ce1">
            <text:p>QueryFrame.button.OK = </text:p>
          </table:table-cell>
        </table:table-row>
        <table:table-row table:style-name="ro1">
          <table:table-cell office:value-type="string" office:string-value="QueryFrame.button.Cancel = " table:style-name="ce1">
            <text:p>QueryFrame.button.Cancel = </text:p>
          </table:table-cell>
        </table:table-row>
        <table:table-row table:style-name="ro1">
          <table:table-cell office:value-type="string" office:string-value="QueryFrame.dialogmessage.RowSize = " table:style-name="ce1">
            <text:p>QueryFrame.dialogmessage.RowSize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QueryTabPanel.label.SortBy = " table:style-name="ce1">
            <text:p>QueryTabPanel.label.SortBy = </text:p>
          </table:table-cell>
        </table:table-row>
        <table:table-row table:style-name="ro1">
          <table:table-cell office:value-type="string" office:string-value="QueryTabPanel.label.Search = " table:style-name="ce1">
            <text:p>QueryTabPanel.label.Search = </text:p>
          </table:table-cell>
        </table:table-row>
        <table:table-row table:style-name="ro1">
          <table:table-cell office:value-type="string" office:string-value="QueryTabPanel.label.For = " table:style-name="ce1">
            <text:p>QueryTabPanel.label.For = </text:p>
          </table:table-cell>
        </table:table-row>
        <table:table-row table:style-name="ro1">
          <table:table-cell office:value-type="string" office:string-value="QueryTabPanel.menu.View = " table:style-name="ce1">
            <text:p>QueryTabPanel.menu.View = </text:p>
          </table:table-cell>
        </table:table-row>
        <table:table-row table:style-name="ro1">
          <table:table-cell office:value-type="string" office:string-value="QueryTabPanel.menu.SelectAll = " table:style-name="ce1">
            <text:p>QueryTabPanel.menu.SelectAll = </text:p>
          </table:table-cell>
        </table:table-row>
        <table:table-row table:style-name="ro1">
          <table:table-cell office:value-type="string" office:string-value="QueryTabPanel.menu.DeSelectAll = " table:style-name="ce1">
            <text:p>QueryTabPanel.menu.DeSelectAll = </text:p>
          </table:table-cell>
        </table:table-row>
        <table:table-row table:style-name="ro1">
          <table:table-cell office:value-type="string" office:string-value="QueryTabPanel.menu.Copy = " table:style-name="ce1">
            <text:p>QueryTabPanel.menu.Copy = </text:p>
          </table:table-cell>
        </table:table-row>
        <table:table-row table:style-name="ro1">
          <table:table-cell office:value-type="string" office:string-value="QueryTabPanel.button.Close = " table:style-name="ce1">
            <text:p>QueryTabPanel.button.Close = </text:p>
          </table:table-cell>
        </table:table-row>
        <table:table-row table:style-name="ro1">
          <table:table-cell office:value-type="string" office:string-value="QueryTabPanel.button.View = " table:style-name="ce1">
            <text:p>QueryTabPanel.button.View = </text:p>
          </table:table-cell>
        </table:table-row>
        <table:table-row table:style-name="ro1">
          <table:table-cell office:value-type="string" office:string-value="QueryTabPanel.label.Rows = " table:style-name="ce1">
            <text:p>QueryTabPanel.label.Rows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SearchFrame.message.Title = " table:style-name="ce1">
            <text:p>SearchFrame.message.Title = </text:p>
          </table:table-cell>
        </table:table-row>
        <table:table-row table:style-name="ro1">
          <table:table-cell office:value-type="string" office:string-value="SearchFrame.menu.File = " table:style-name="ce1">
            <text:p>SearchFrame.menu.File = </text:p>
          </table:table-cell>
        </table:table-row>
        <table:table-row table:style-name="ro1">
          <table:table-cell office:value-type="string" office:string-value="SearchFrame.menu.Exit = " table:style-name="ce1">
            <text:p>SearchFrame.menu.Exit = </text:p>
          </table:table-cell>
        </table:table-row>
        <table:table-row table:style-name="ro1">
          <table:table-cell office:value-type="string" office:string-value="SearchFrame.menu.Edit = " table:style-name="ce1">
            <text:p>SearchFrame.menu.Edit = </text:p>
          </table:table-cell>
        </table:table-row>
        <table:table-row table:style-name="ro1">
          <table:table-cell office:value-type="string" office:string-value="SearchFrame.menu.Cut = " table:style-name="ce1">
            <text:p>SearchFrame.menu.Cut = </text:p>
          </table:table-cell>
        </table:table-row>
        <table:table-row table:style-name="ro1">
          <table:table-cell office:value-type="string" office:string-value="SearchFrame.menu.Copy = " table:style-name="ce1">
            <text:p>SearchFrame.menu.Copy = </text:p>
          </table:table-cell>
        </table:table-row>
        <table:table-row table:style-name="ro1">
          <table:table-cell office:value-type="string" office:string-value="SearchFrame.menu.Paste = " table:style-name="ce1">
            <text:p>SearchFrame.menu.Paste = </text:p>
          </table:table-cell>
        </table:table-row>
        <table:table-row table:style-name="ro1">
          <table:table-cell office:value-type="string" office:string-value="SearchFrame.menu.SelectAll = " table:style-name="ce1">
            <text:p>SearchFrame.menu.SelectAll = </text:p>
          </table:table-cell>
        </table:table-row>
        <table:table-row table:style-name="ro1">
          <table:table-cell office:value-type="string" office:string-value="SearchFrame.menu.DeSelectAll = " table:style-name="ce1">
            <text:p>SearchFrame.menu.DeSelectAll = </text:p>
          </table:table-cell>
        </table:table-row>
        <table:table-row table:style-name="ro1">
          <table:table-cell office:value-type="string" office:string-value="SearchFrame.label.SearchDatabaseFor = " table:style-name="ce1">
            <text:p>SearchFrame.label.SearchDatabaseFor = </text:p>
          </table:table-cell>
        </table:table-row>
        <table:table-row table:style-name="ro1">
          <table:table-cell office:value-type="string" office:string-value="SearchFrame.label.Include = " table:style-name="ce1">
            <text:p>SearchFrame.label.Include = </text:p>
          </table:table-cell>
        </table:table-row>
        <table:table-row table:style-name="ro1">
          <table:table-cell office:value-type="string" office:string-value="SearchFrame.label.Table = " table:style-name="ce1">
            <text:p>SearchFrame.label.Table = </text:p>
          </table:table-cell>
        </table:table-row>
        <table:table-row table:style-name="ro1">
          <table:table-cell office:value-type="string" office:string-value="SearchFrame.label.SearchResultCount = " table:style-name="ce1">
            <text:p>SearchFrame.label.SearchResultCount = </text:p>
          </table:table-cell>
        </table:table-row>
        <table:table-row table:style-name="ro1">
          <table:table-cell office:value-type="string" office:string-value="SearchFrame.label.Cancel = " table:style-name="ce1">
            <text:p>SearchFrame.label.Cancel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AboutFrame.message.Title = " table:style-name="ce1">
            <text:p>AboutFrame.message.Title = </text:p>
          </table:table-cell>
        </table:table-row>
        <table:table-row table:style-name="ro1">
          <table:table-cell office:value-type="string" office:string-value="AboutFrame.button.Close = " table:style-name="ce1">
            <text:p>AboutFrame.button.Close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PreferencesFrame.message.Title = " table:style-name="ce1">
            <text:p>PreferencesFrame.message.Title = </text:p>
          </table:table-cell>
        </table:table-row>
        <table:table-row table:style-name="ro1">
          <table:table-cell office:value-type="string" office:string-value="PreferencesFrame.node.Preferences = " table:style-name="ce1">
            <text:p>PreferencesFrame.node.Preferences = </text:p>
          </table:table-cell>
        </table:table-row>
        <table:table-row table:style-name="ro1">
          <table:table-cell office:value-type="string" office:string-value="PreferencesFrame.node.General = " table:style-name="ce1">
            <text:p>PreferencesFrame.node.General = </text:p>
          </table:table-cell>
        </table:table-row>
        <table:table-row table:style-name="ro1">
          <table:table-cell office:value-type="string" office:string-value="PreferecnesFrame.node.GeneralOptions = " table:style-name="ce1">
            <text:p>PreferecnesFrame.node.GeneralOptions = </text:p>
          </table:table-cell>
        </table:table-row>
        <table:table-row table:style-name="ro1">
          <table:table-cell office:value-type="string" office:string-value="PreferencesFrame.node.TableSummaryView = " table:style-name="ce1">
            <text:p>PreferencesFrame.node.TableSummaryView = </text:p>
          </table:table-cell>
        </table:table-row>
        <table:table-row table:style-name="ro1">
          <table:table-cell office:value-type="string" office:string-value="PreferencesFrame.node.TableFields = " table:style-name="ce1">
            <text:p>PreferencesFrame.node.TableFields = </text:p>
          </table:table-cell>
        </table:table-row>
        <table:table-row table:style-name="ro1">
          <table:table-cell office:value-type="string" office:string-value="PreferencesFrame.node.TableRows = " table:style-name="ce1">
            <text:p>PreferencesFrame.node.TableRows = </text:p>
          </table:table-cell>
        </table:table-row>
        <table:table-row table:style-name="ro1">
          <table:table-cell office:value-type="string" office:string-value="PreferencesFrame.node.DataImport = " table:style-name="ce1">
            <text:p>PreferencesFrame.node.DataImport = </text:p>
          </table:table-cell>
        </table:table-row>
        <table:table-row table:style-name="ro1">
          <table:table-cell office:value-type="string" office:string-value="PreferencesFrame.node.Import = " table:style-name="ce1">
            <text:p>PreferencesFrame.node.Import = </text:p>
          </table:table-cell>
        </table:table-row>
        <table:table-row table:style-name="ro1">
          <table:table-cell office:value-type="string" office:string-value="PreferencesFrame.node.DataExport = " table:style-name="ce1">
            <text:p>PreferencesFrame.node.DataExport = </text:p>
          </table:table-cell>
        </table:table-row>
        <table:table-row table:style-name="ro1">
          <table:table-cell office:value-type="string" office:string-value="PreferencesFrame.node.Export = " table:style-name="ce1">
            <text:p>PreferencesFrame.node.Export = </text:p>
          </table:table-cell>
        </table:table-row>
        <table:table-row table:style-name="ro1">
          <table:table-cell office:value-type="string" office:string-value="PreferencesFrame.button.OK = " table:style-name="ce1">
            <text:p>PreferencesFrame.button.OK = </text:p>
          </table:table-cell>
        </table:table-row>
        <table:table-row table:style-name="ro1">
          <table:table-cell office:value-type="string" office:string-value="PreferencesFrame.button.Cancel = " table:style-name="ce1">
            <text:p>PreferencesFrame.button.Cancel = </text:p>
          </table:table-cell>
        </table:table-row>
        <table:table-row table:style-name="ro1">
          <table:table-cell office:value-type="string" office:string-value="PreferencesFrame.button.Help = " table:style-name="ce1">
            <text:p>PreferencesFrame.button.Help = </text:p>
          </table:table-cell>
        </table:table-row>
        <table:table-row table:style-name="ro1">
          <table:table-cell office:value-type="string" office:string-value="PreferencesFrame.label.TableSelection = " table:style-name="ce1">
            <text:p>PreferencesFrame.label.TableSelection = </text:p>
          </table:table-cell>
        </table:table-row>
        <table:table-row table:style-name="ro1">
          <table:table-cell office:value-type="string" office:string-value="PreferencesFrame.message.Warning = " table:style-name="ce1">
            <text:p>PreferencesFrame.message.Warning = </text:p>
          </table:table-cell>
        </table:table-row>
        <table:table-row table:style-name="ro1">
          <table:table-cell office:value-type="string" office:string-value="PreferencesFrame.message.RowSizeWarning = " table:style-name="ce1">
            <text:p>PreferencesFrame.message.RowSizeWarning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GeneralPreferencesPanel.label.DateFormat = " table:style-name="ce1">
            <text:p>GeneralPreferencesPanel.label.DateFormat = </text:p>
          </table:table-cell>
        </table:table-row>
        <table:table-row table:style-name="ro1">
          <table:table-cell office:value-type="string" office:string-value="GeneralPreferencesPanel.button.RestoreDefaults = " table:style-name="ce1">
            <text:p>GeneralPreferencesPanel.button.RestoreDefaults = </text:p>
          </table:table-cell>
        </table:table-row>
        <table:table-row table:style-name="ro1">
          <table:table-cell office:value-type="string" office:string-value="GeneralPreferencesPanel.button.Apply = " table:style-name="ce1">
            <text:p>GeneralPreferencesPanel.button.Apply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TableFieldSelectionPreferencesPanel.button.SelectAll = " table:style-name="ce1">
            <text:p>TableFieldSelectionPreferencesPanel.button.SelectAll = </text:p>
          </table:table-cell>
        </table:table-row>
        <table:table-row table:style-name="ro1">
          <table:table-cell office:value-type="string" office:string-value="TableFieldSelectionPreferencesPanel.button.ClearAll = " table:style-name="ce1">
            <text:p>TableFieldSelectionPreferencesPanel.button.ClearAll = </text:p>
          </table:table-cell>
        </table:table-row>
        <table:table-row table:style-name="ro1">
          <table:table-cell office:value-type="string" office:string-value="TableFieldSelectionPreferencesPanel.button.Apply = " table:style-name="ce1">
            <text:p>TableFieldSelectionPreferencesPanel.button.Apply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TableRowSelectionPreferencesPanel.label.SummaryTableRowSize = " table:style-name="ce1">
            <text:p>TableRowSelectionPreferencesPanel.label.SummaryTableRowSize = </text:p>
          </table:table-cell>
        </table:table-row>
        <table:table-row table:style-name="ro1">
          <table:table-cell office:value-type="string" office:string-value="TableRowSelectionPreferencesPanel.button.RestoreDefaults = " table:style-name="ce1">
            <text:p>TableRowSelectionPreferencesPanel.button.RestoreDefaults = </text:p>
          </table:table-cell>
        </table:table-row>
        <table:table-row table:style-name="ro1">
          <table:table-cell office:value-type="string" office:string-value="TableRowSelectionPreferencesPanel.button.Apply = " table:style-name="ce1">
            <text:p>TableRowSelectionPreferencesPanel.button.Apply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CSVImportPreferencesPanel.label.Delimiter = " table:style-name="ce1">
            <text:p>CSVImportPreferencesPanel.label.Delimiter = </text:p>
          </table:table-cell>
        </table:table-row>
        <table:table-row table:style-name="ro1">
          <table:table-cell office:value-type="string" office:string-value="CSVImportPreferencesPanel.radiobutton.Tab = " table:style-name="ce1">
            <text:p>CSVImportPreferencesPanel.radiobutton.Tab = </text:p>
          </table:table-cell>
        </table:table-row>
        <table:table-row table:style-name="ro1">
          <table:table-cell office:value-type="string" office:string-value="CSVImportPreferencesPanel.radiobutton.Semicolon = " table:style-name="ce1">
            <text:p>CSVImportPreferencesPanel.radiobutton.Semicolon = </text:p>
          </table:table-cell>
        </table:table-row>
        <table:table-row table:style-name="ro1">
          <table:table-cell office:value-type="string" office:string-value="CSVImportPreferencesPanel.radiobutton.Comma = " table:style-name="ce1">
            <text:p>CSVImportPreferencesPanel.radiobutton.Comma = </text:p>
          </table:table-cell>
        </table:table-row>
        <table:table-row table:style-name="ro1">
          <table:table-cell office:value-type="string" office:string-value="CSVImportPreferencesPanel.radiobutton.Space = " table:style-name="ce1">
            <text:p>CSVImportPreferencesPanel.radiobutton.Space = </text:p>
          </table:table-cell>
        </table:table-row>
        <table:table-row table:style-name="ro1">
          <table:table-cell office:value-type="string" office:string-value="CSVImportPreferencesPanel.radiobutton.Other = " table:style-name="ce1">
            <text:p>CSVImportPreferencesPanel.radiobutton.Other = </text:p>
          </table:table-cell>
        </table:table-row>
        <table:table-row table:style-name="ro1">
          <table:table-cell office:value-type="string" office:string-value="CSVImportPreferencesPanel.label.DateFormat = " table:style-name="ce1">
            <text:p>CSVImportPreferencesPanel.label.DateFormat = </text:p>
          </table:table-cell>
        </table:table-row>
        <table:table-row table:style-name="ro1">
          <table:table-cell office:value-type="string" office:string-value="CSVImportPreferencesPanel.button.RestoreDefaults = " table:style-name="ce1">
            <text:p>CSVImportPreferencesPanel.button.RestoreDefaults = </text:p>
          </table:table-cell>
        </table:table-row>
        <table:table-row table:style-name="ro1">
          <table:table-cell office:value-type="string" office:string-value="CSVImportPreferencesPanel.button.Apply = " table:style-name="ce1">
            <text:p>CSVImportPreferencesPanel.button.Apply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CSVExportPreferencesPanel.checkbox.Include = " table:style-name="ce1">
            <text:p>CSVExportPreferencesPanel.checkbox.Include = </text:p>
          </table:table-cell>
        </table:table-row>
        <table:table-row table:style-name="ro1">
          <table:table-cell office:value-type="string" office:string-value="CSVExportPreferencesPanel.label.TextCharacterNumber = " table:style-name="ce1">
            <text:p>CSVExportPreferencesPanel.label.TextCharacterNumber = </text:p>
          </table:table-cell>
        </table:table-row>
        <table:table-row table:style-name="ro1">
          <table:table-cell office:value-type="string" office:string-value="CSVExportPreferencesPanel.label.Delimiter = " table:style-name="ce1">
            <text:p>CSVExportPreferencesPanel.label.Delimiter = </text:p>
          </table:table-cell>
        </table:table-row>
        <table:table-row table:style-name="ro1">
          <table:table-cell office:value-type="string" office:string-value="CSVExportPreferencesPanel.radiobutton.Tab = " table:style-name="ce1">
            <text:p>CSVExportPreferencesPanel.radiobutton.Tab = </text:p>
          </table:table-cell>
        </table:table-row>
        <table:table-row table:style-name="ro1">
          <table:table-cell office:value-type="string" office:string-value="CSVExportPreferencesPanel.radiobutton.Semicolon = " table:style-name="ce1">
            <text:p>CSVExportPreferencesPanel.radiobutton.Semicolon = </text:p>
          </table:table-cell>
        </table:table-row>
        <table:table-row table:style-name="ro1">
          <table:table-cell office:value-type="string" office:string-value="CSVExportPreferencesPanel.radiobutton.Comma = " table:style-name="ce1">
            <text:p>CSVExportPreferencesPanel.radiobutton.Comma = </text:p>
          </table:table-cell>
        </table:table-row>
        <table:table-row table:style-name="ro1">
          <table:table-cell office:value-type="string" office:string-value="CSVExportPreferencesPanel.radiobutton.Space = " table:style-name="ce1">
            <text:p>CSVExportPreferencesPanel.radiobutton.Space = </text:p>
          </table:table-cell>
        </table:table-row>
        <table:table-row table:style-name="ro1">
          <table:table-cell office:value-type="string" office:string-value="CSVExportPreferencesPanel.radiobutton.Other = " table:style-name="ce1">
            <text:p>CSVExportPreferencesPanel.radiobutton.Other = </text:p>
          </table:table-cell>
        </table:table-row>
        <table:table-row table:style-name="ro1">
          <table:table-cell office:value-type="string" office:string-value="CSVExportPreferencesPanel.label.DateFormat = " table:style-name="ce1">
            <text:p>CSVExportPreferencesPanel.label.DateFormat = </text:p>
          </table:table-cell>
        </table:table-row>
        <table:table-row table:style-name="ro1">
          <table:table-cell office:value-type="string" office:string-value="CSVExportPreferencesPanel.button.RestoreDefaults = " table:style-name="ce1">
            <text:p>CSVExportPreferencesPanel.button.RestoreDefaults = </text:p>
          </table:table-cell>
        </table:table-row>
        <table:table-row table:style-name="ro1">
          <table:table-cell office:value-type="string" office:string-value="CSVExportPreferencesPanel.button.Apply = " table:style-name="ce1">
            <text:p>CSVExportPreferencesPanel.button.Apply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PDFExportPreferencesPanel.label.Title = " table:style-name="ce1">
            <text:p>PDFExportPreferencesPanel.label.Title = </text:p>
          </table:table-cell>
        </table:table-row>
        <table:table-row table:style-name="ro1">
          <table:table-cell office:value-type="string" office:string-value="PDFExportPreferencesPanel.radiobutton.None = " table:style-name="ce1">
            <text:p>PDFExportPreferencesPanel.radiobutton.None = </text:p>
          </table:table-cell>
        </table:table-row>
        <table:table-row table:style-name="ro1">
          <table:table-cell office:value-type="string" office:string-value="PDFExportPreferencesPanel.radiobutton.Default = " table:style-name="ce1">
            <text:p>PDFExportPreferencesPanel.radiobutton.Default = </text:p>
          </table:table-cell>
        </table:table-row>
        <table:table-row table:style-name="ro1">
          <table:table-cell office:value-type="string" office:string-value="PDFExportPreferencesPanel.radiobutton.Custom = " table:style-name="ce1">
            <text:p>PDFExportPreferencesPanel.radiobutton.Custom = </text:p>
          </table:table-cell>
        </table:table-row>
        <table:table-row table:style-name="ro1">
          <table:table-cell office:value-type="string" office:string-value="PDFExportPreferencesPanel.label.TitleFontSize = " table:style-name="ce1">
            <text:p>PDFExportPreferencesPanel.label.TitleFontSize = </text:p>
          </table:table-cell>
        </table:table-row>
        <table:table-row table:style-name="ro1">
          <table:table-cell office:value-type="string" office:string-value="PDFExportPreferencesPanel.label.TitleFontColor = " table:style-name="ce1">
            <text:p>PDFExportPreferencesPanel.label.TitleFontColor = </text:p>
          </table:table-cell>
        </table:table-row>
        <table:table-row table:style-name="ro1">
          <table:table-cell office:value-type="string" office:string-value="PDFExportPreferencesPanel.label.HeaderColumns = " table:style-name="ce1">
            <text:p>PDFExportPreferencesPanel.label.HeaderColumns = </text:p>
          </table:table-cell>
        </table:table-row>
        <table:table-row table:style-name="ro1">
          <table:table-cell office:value-type="string" office:string-value="PDFExportPreferencesPanel.label.HeaderFont = " table:style-name="ce1">
            <text:p>PDFExportPreferencesPanel.label.HeaderFont = </text:p>
          </table:table-cell>
        </table:table-row>
        <table:table-row table:style-name="ro1">
          <table:table-cell office:value-type="string" office:string-value="PDFExportPreferencesPanel.label.HeaderBorder = " table:style-name="ce1">
            <text:p>PDFExportPreferencesPanel.label.HeaderBorder = </text:p>
          </table:table-cell>
        </table:table-row>
        <table:table-row table:style-name="ro1">
          <table:table-cell office:value-type="string" office:string-value="PDFExportPreferencesPanel.label.NumberFieldsAlignment = " table:style-name="ce1">
            <text:p>PDFExportPreferencesPanel.label.NumberFieldsAlignment = </text:p>
          </table:table-cell>
        </table:table-row>
        <table:table-row table:style-name="ro1">
          <table:table-cell office:value-type="string" office:string-value="PDFExportPreferencesPanel.label.DateFields = " table:style-name="ce1">
            <text:p>PDFExportPreferencesPanel.label.DateFields = </text:p>
          </table:table-cell>
        </table:table-row>
        <table:table-row table:style-name="ro1">
          <table:table-cell office:value-type="string" office:string-value="PDFExportPreferencesPanel.label.DateFormat = " table:style-name="ce1">
            <text:p>PDFExportPreferencesPanel.label.DateFormat = </text:p>
          </table:table-cell>
        </table:table-row>
        <table:table-row table:style-name="ro1">
          <table:table-cell office:value-type="string" office:string-value="PDFExportPreferencesPanel.label.DateAlignment = " table:style-name="ce1">
            <text:p>PDFExportPreferencesPanel.label.DateAlignment = </text:p>
          </table:table-cell>
        </table:table-row>
        <table:table-row table:style-name="ro1">
          <table:table-cell office:value-type="string" office:string-value="PDFExportPreferencesPanel.button.RestoreDefaults = " table:style-name="ce1">
            <text:p>PDFExportPreferencesPanel.button.RestoreDefaults = </text:p>
          </table:table-cell>
        </table:table-row>
        <table:table-row table:style-name="ro1">
          <table:table-cell office:value-type="string" office:string-value="PDFExportPreferencesPanel.button.Apply = " table:style-name="ce1">
            <text:p>PDFExportPreferencesPanel.button.Apply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SQLExportPreferencesPanel.checkbox.TableStructure = " table:style-name="ce1">
            <text:p>SQLExportPreferencesPanel.checkbox.TableStructure = </text:p>
          </table:table-cell>
        </table:table-row>
        <table:table-row table:style-name="ro1">
          <table:table-cell office:value-type="string" office:string-value="SQLExportPreferencesPanel.label.Warning = " table:style-name="ce1">
            <text:p>SQLExportPreferencesPanel.label.Warning = </text:p>
          </table:table-cell>
        </table:table-row>
        <table:table-row table:style-name="ro1">
          <table:table-cell office:value-type="string" office:string-value="SQLExportPreferencesPanel.label.DropExistingTable = " table:style-name="ce1">
            <text:p>SQLExportPreferencesPanel.label.DropExistingTable = </text:p>
          </table:table-cell>
        </table:table-row>
        <table:table-row table:style-name="ro1">
          <table:table-cell office:value-type="string" office:string-value="SQLExportPreferencesPanel.checkbox.TableData = " table:style-name="ce1">
            <text:p>SQLExportPreferencesPanel.checkbox.TableData = </text:p>
          </table:table-cell>
        </table:table-row>
        <table:table-row table:style-name="ro1">
          <table:table-cell office:value-type="string" office:string-value="SQLExportPreferencesPanel.label.IdentifierQuoteString = " table:style-name="ce1">
            <text:p>SQLExportPreferencesPanel.label.IdentifierQuoteString = </text:p>
          </table:table-cell>
        </table:table-row>
        <table:table-row table:style-name="ro1">
          <table:table-cell office:value-type="string" office:string-value="SQLExportPreferencesPanel.checkbox.LockTable = " table:style-name="ce1">
            <text:p>SQLExportPreferencesPanel.checkbox.LockTable = </text:p>
          </table:table-cell>
        </table:table-row>
        <table:table-row table:style-name="ro1">
          <table:table-cell office:value-type="string" office:string-value="SQLExportPreferencesPanel.checkbox.Auto-Increment = " table:style-name="ce1">
            <text:p>SQLExportPreferencesPanel.checkbox.Auto-Increment = </text:p>
          </table:table-cell>
        </table:table-row>
        <table:table-row table:style-name="ro1">
          <table:table-cell office:value-type="string" office:string-value="SQLExportPreferencesPanel.checkbox.Timestamp = " table:style-name="ce1">
            <text:p>SQLExportPreferencesPanel.checkbox.Timestamp = </text:p>
          </table:table-cell>
        </table:table-row>
        <table:table-row table:style-name="ro1">
          <table:table-cell office:value-type="string" office:string-value="SQLExportPreferencesPanel.checkbox.Type = " table:style-name="ce1">
            <text:p>SQLExportPreferencesPanel.checkbox.Type = </text:p>
          </table:table-cell>
        </table:table-row>
        <table:table-row table:style-name="ro1">
          <table:table-cell office:value-type="string" office:string-value="SQLExportPreferencesPanel.button.RestoreDefaults = " table:style-name="ce1">
            <text:p>SQLExportPreferencesPanel.button.RestoreDefaults = </text:p>
          </table:table-cell>
        </table:table-row>
        <table:table-row table:style-name="ro1">
          <table:table-cell office:value-type="string" office:string-value="SQLExportPreferencesPanel.button.Apply = " table:style-name="ce1">
            <text:p>SQLExportPreferencesPanel.button.Apply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ImageUtil.dialogtitle.PNGImageSaveFile = " table:style-name="ce1">
            <text:p>ImageUtil.dialogtitle.PNGImageSaveFile = </text:p>
          </table:table-cell>
        </table:table-row>
        <table:table-row table:style-name="ro1">
          <table:table-cell office:value-type="string" office:string-value="ImageUtil.dialogmessage.ImageSaveError = " table:style-name="ce1">
            <text:p>ImageUtil.dialogmessage.ImageSaveError = </text:p>
          </table:table-cell>
        </table:table-row>
        <table:table-row table:style-name="ro1">
          <table:table-cell office:value-type="string" office:string-value="ImageUtil.dialogmessage.OverwriteExistingFile = " table:style-name="ce1">
            <text:p>ImageUtil.dialogmessage.OverwriteExistingFile = </text:p>
          </table:table-cell>
        </table:table-row>
        <table:table-row table:style-name="ro1">
          <table:table-cell office:value-type="string" office:string-value="ImageUtil.dialogtitle.ConfirmOverwrite = " table:style-name="ce1">
            <text:p>ImageUtil.dialogtitle.ConfirmOverwrite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MyJSQLView_ProgressBar.button.Cancel = " table:style-name="ce1">
            <text:p>MyJSQLView_ProgressBar.button.Cancel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MyJSQLView_Utils.message.FileExistsOverWrite = " table:style-name="ce1">
            <text:p>MyJSQLView_Utils.message.FileExistsOverWrite = </text:p>
          </table:table-cell>
        </table:table-row>
        <table:table-row table:style-name="ro1">
          <table:table-cell office:value-type="string" office:string-value="MyJSQLView_Utils.dialogtitle.SaveWarning = " table:style-name="ce1">
            <text:p>MyJSQLView_Utils.dialogtitle.SaveWarning = </text:p>
          </table:table-cell>
        </table:table-row>
        <table:table-row table:style-name="ro1">
          <table:table-cell office:value-type="string" office:string-value="MyJSQLView_Utils.dialogbutton.Yes = " table:style-name="ce1">
            <text:p>MyJSQLView_Utils.dialogbutton.Yes = </text:p>
          </table:table-cell>
        </table:table-row>
        <table:table-row table:style-name="ro1">
          <table:table-cell office:value-type="string" office:string-value="MyJSQLView_Utils.dialogbutton.No = " table:style-name="ce1">
            <text:p>MyJSQLView_Utils.dialogbutton.No = </text:p>
          </table:table-cell>
        </table:table-row>
        <table:table-row table:style-name="ro1">
          <table:table-cell office:value-type="string" office:string-value="MyJSQLView_Utils.dialogtitle.LanguageSelection = " table:style-name="ce1">
            <text:p>MyJSQLView_Utils.dialogtitle.LanguageSelection = </text:p>
          </table:table-cell>
        </table:table-row>
        <table:table-row table:style-name="ro1">
          <table:table-cell office:value-type="string" office:string-value="MyJSQLView_Utils.dialogbutton.OK = " table:style-name="ce1">
            <text:p>MyJSQLView_Utils.dialogbutton.OK = </text:p>
          </table:table-cell>
        </table:table-row>
        <table:table-row table:style-name="ro1">
          <table:table-cell office:value-type="string" office:string-value="MyJSQLView_Utils.dialogbutton.Cancel = " table:style-name="ce1">
            <text:p>MyJSQLView_Utils.dialogbutton.Cancel = </text:p>
          </table:table-cell>
        </table:table-row>
        <table:table-row table:style-name="ro1" table:number-rows-repeated="32355">
          <table:table-cell/>
        </table:table-row>
        <table:table-row table:style-name="ro2" table:number-rows-repeated="4">
          <table:table-cell/>
        </table:table-row>
      </table:table>
      <table:table table:name="Sheet2" table:style-name="ta1">
        <table:table-column table:style-name="co2"/>
        <table:table-row table:style-name="ro1">
          <table:table-cell/>
        </table:table-row>
      </table:table>
      <table:table table:name="Sheet3" table:style-name="ta1">
        <table:table-column table:style-name="co2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koffice="http://www.koffice.org/2005/" xmlns:dc="http://purl.org/dc/elements/1.1/" xmlns:xlink="http://www.w3.org/1999/xlink">
  <office:styles>
    <style:default-style style:family="table-column">
      <style:table-column-properties style:column-width="70pt"/>
    </style:default-style>
    <style:default-style style:family="table-row">
      <style:table-row-properties style:row-height="14pt"/>
    </style:default-style>
    <style:default-style style:family="table-cell">
      <style:table-cell-properties fo:background-color="#ffffff" style:cell-protect="protected" style:vertical-align="middle"/>
      <style:text-properties fo:color="#000000" fo:font-family="Sans Serif" fo:font-size="10pt"/>
    </style:default-style>
  </office:styles>
  <office:automatic-styles>
    <style:page-layout style:name="pm1">
      <style:page-layout-properties fo:margin-bottom="56.6930116pt" fo:margin-left="56.6930116pt" fo:margin-right="56.6930116pt" fo:margin-top="56.6930116pt" fo:page-height="841.89122226pt" fo:page-width="595.2766218pt" style:print="objects charts drawings zero-values" style:print-orientation="portrait"/>
    </style:page-layout>
  </office:automatic-styles>
  <office:master-styles>
    <style:master-page style:name="Standard1" style:page-layout-name="pm1">
      <style:header>
        <text:p>
  <text:sheet-name>???</text:sheet-name>
 </text:p>
      </style:header>
      <style:footer>
        <text:p>
  <text:sheet-name>Page </text:sheet-name>
  <text:page-number>1</text:page-number>
 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>
  <office:meta>
    <meta:generator>KOffice/1.6.3</meta:generator>
    <meta:initial-creator>Unknown</meta:initial-creator>
    <meta:editing-cycles>19</meta:editing-cycles>
    <meta:creation-date>2010-06-05T10:53:00</meta:creation-date>
    <dc:date>2011-02-05T13:51:27</dc:date>
  </office:meta>
</office:document-meta>
</file>